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5.338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1.605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19.778cm"/>
    </style:style>
    <style:style style:name="co10" style:family="table-column">
      <style:table-column-properties fo:break-before="auto" style:column-width="5.263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1.452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4.964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39.305cm"/>
    </style:style>
    <style:style style:name="co17" style:family="table-column">
      <style:table-column-properties fo:break-before="auto" style:column-width="16.048cm"/>
    </style:style>
    <style:style style:name="co18" style:family="table-column">
      <style:table-column-properties fo:break-before="auto" style:column-width="1.4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9"/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ce4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  <table:table-cell table:style-name="ce7" office:value-type="string" calcext:value-type="string">
            <text:p>Total-Check</text:p>
          </table:table-cell>
          <table:table-cell table:formula="of:=SUM([.F4:.F30])" office:value-type="float" office:value="36" calcext:value-type="float">
            <text:p>36</text:p>
          </table:table-cell>
          <table:table-cell table:number-columns-repeated="2"/>
          <table:table-cell table:style-name="Default"/>
          <table:table-cell table:style-name="ce7" office:value-type="string" calcext:value-type="string">
            <text:p>Total- Check</text:p>
          </table:table-cell>
          <table:table-cell table:formula="of:=SUM([.K4:.K13])" office:value-type="float" office:value="36" calcext:value-type="float">
            <text:p>36</text:p>
          </table:table-cell>
          <table:table-cell table:formula="of:=SUM([.L4:.L7])" office:value-type="float" office:value="15" calcext:value-type="float">
            <text:p>15</text:p>
          </table:table-cell>
          <table:table-cell table:formula="of:=SUM([.M4:.M7])" office:value-type="float" office:value="3" calcext:value-type="float">
            <text:p>3</text:p>
          </table:table-cell>
          <table:table-cell table:formula="of:=SUM([.N4:.N7])" office:value-type="float" office:value="4" calcext:value-type="float">
            <text:p>4</text:p>
          </table:table-cell>
          <table:table-cell table:formula="of:=SUM([.O4:.O7])" office:value-type="float" office:value="13" calcext:value-type="float">
            <text:p>13</text:p>
          </table:table-cell>
          <table:table-cell table:formula="of:=SUM([.Q4:.Q7]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Total Publications</text:p>
          </table:table-cell>
          <table:table-cell table:style-name="ce7" table:formula="of:=COUNT([$publications.$I$2:$publications.$I$350])" office:value-type="float" office:value="36" calcext:value-type="float">
            <text:p>36</text:p>
          </table:table-cell>
          <table:table-cell/>
          <table:table-cell table:style-name="ce7" office:value-type="string" calcext:value-type="string">
            <text:p>Count by Journal</text:p>
          </table:table-cell>
          <table:table-cell table:style-name="ce7" office:value-type="string" calcext:value-type="string">
            <text:p>Count</text:p>
          </table:table-cell>
          <table:table-cell/>
          <table:table-cell table:style-name="ce7" office:value-type="string" calcext:value-type="string">
            <text:p>Count by Appointment</text:p>
          </table:table-cell>
          <table:table-cell table:style-name="ce7" office:value-type="string" calcext:value-type="string">
            <text:p>Start Date</text:p>
          </table:table-cell>
          <table:table-cell table:style-name="ce7" office:value-type="string" calcext:value-type="string">
            <text:p>End Date</text:p>
          </table:table-cell>
          <table:table-cell table:style-name="ce7" office:value-type="string" calcext:value-type="string">
            <text:p>Count</text:p>
          </table:table-cell>
          <table:table-cell table:style-name="ce7" office:value-type="string" calcext:value-type="string">
            <text:p>First Author</text:p>
          </table:table-cell>
          <table:table-cell table:style-name="ce7" office:value-type="string" calcext:value-type="string">
            <text:p>Last Author</text:p>
          </table:table-cell>
          <table:table-cell table:style-name="ce7" office:value-type="string" calcext:value-type="string">
            <text:p>Second Author</text:p>
          </table:table-cell>
          <table:table-cell table:style-name="ce7" office:value-type="string" calcext:value-type="string">
            <text:p>Middle Author</text:p>
          </table:table-cell>
          <table:table-cell table:style-name="ce7" office:value-type="string" calcext:value-type="string">
            <text:p>Second and Last Author</text:p>
          </table:table-cell>
          <table:table-cell table:style-name="ce7" office:value-type="string" calcext:value-type="string">
            <text:p>Total Check</text:p>
          </table:table-cell>
          <table:table-cell table:style-name="ce7" office:value-type="string" calcext:value-type="string">
            <text:p>Avg Per Year</text:p>
          </table:table-cell>
          <table:table-cell table:style-name="ce7"/>
        </table:table-row>
        <table:table-row table:style-name="ro1">
          <table:table-cell table:number-columns-repeated="4"/>
          <table:table-cell office:value-type="string" calcext:value-type="string">
            <text:p>Nat. Commun.</text:p>
          </table:table-cell>
          <table:table-cell table:formula="of:=COUNTIF([$publications.$C$2:$publications.$C$350];[.E4])" office:value-type="float" office:value="1" calcext:value-type="float">
            <text:p>1</text:p>
          </table:table-cell>
          <table:table-cell/>
          <table:table-cell office:value-type="string" calcext:value-type="string">
            <text:p>PhD</text:p>
          </table:table-cell>
          <table:table-cell office:value-type="date" office:date-value="2014-09-01" calcext:value-type="date">
            <text:p>2014-09-01</text:p>
          </table:table-cell>
          <table:table-cell office:value-type="date" office:date-value="2018-11-13" calcext:value-type="date">
            <text:p>2018-11-13</text:p>
          </table:table-cell>
          <table:table-cell table:formula="of:=COUNTIFS([$publications.$A$2:$publications.$A$350];&quot;&gt;=&quot;&amp;[.I4];[$publications.$A$2:$publications.$A$350];&quot;&lt;=&quot;&amp;[.J4])" office:value-type="float" office:value="7" calcext:value-type="float">
            <text:p>7</text:p>
          </table:table-cell>
          <table:table-cell table:formula="of:=COUNTIFS([$publications.$A$2:$publications.$A$350];&quot;&gt;=&quot;&amp;[.I4];[$publications.$A$2:$publications.$A$350];&quot;&lt;=&quot;&amp;[.J4];[$publications.$I$2:$publications.$I$350];1)" office:value-type="float" office:value="7" calcext:value-type="float">
            <text:p>7</text:p>
          </table:table-cell>
          <table:table-cell table:formula="of:=COUNTIFS([$publications.$A$2:$publications.$A$350];&quot;&gt;=&quot;&amp;[.I4];[$publications.$A$2:$publications.$A$350];&quot;&lt;=&quot;&amp;[.J4];[$publications.$I$2:$publications.$I$350];-1)" office:value-type="float" office:value="0" calcext:value-type="float">
            <text:p>0</text:p>
          </table:table-cell>
          <table:table-cell table:formula="of:=COUNTIFS([$publications.$A$2:$publications.$A$350];&quot;&gt;=&quot;&amp;[.I4];[$publications.$A$2:$publications.$A$350];&quot;&lt;=&quot;&amp;[.J4];[$publications.$I$2:$publications.$I$350];2)" office:value-type="float" office:value="0" calcext:value-type="float">
            <text:p>0</text:p>
          </table:table-cell>
          <table:table-cell table:formula="of:=COUNTIFS([$publications.$A$2:$publications.$A$350];&quot;&gt;=&quot;&amp;[.I4];[$publications.$A$2:$publications.$A$350];&quot;&lt;=&quot;&amp;[.J4];[$publications.$I$2:$publications.$I$350];0)" office:value-type="float" office:value="0" calcext:value-type="float">
            <text:p>0</text:p>
          </table:table-cell>
          <table:table-cell table:formula="of:=COUNTIFS([$publications.$A$2:$publications.$A$350];&quot;&gt;=&quot;&amp;[.I4];[$publications.$A$2:$publications.$A$350];&quot;&lt;=&quot;&amp;[.J4];[$publications.$I$2:$publications.$I$350];-2)" office:value-type="float" office:value="0" calcext:value-type="float">
            <text:p>0</text:p>
          </table:table-cell>
          <table:table-cell table:formula="of:=SUM([.L4:.O4])" office:value-type="float" office:value="7" calcext:value-type="float">
            <text:p>7</text:p>
          </table:table-cell>
          <table:table-cell table:formula="of:=12*[.K4]/DATEDIF([.I4]; [.J4]; &quot;m&quot;)" office:value-type="float" office:value="1.68" calcext:value-type="float">
            <text:p>1.68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First Author</text:p>
          </table:table-cell>
          <table:table-cell table:formula="of:=COUNTIF([$publications.$I$2:$publications.$I$350];1)" office:value-type="float" office:value="15" calcext:value-type="float">
            <text:p>15</text:p>
          </table:table-cell>
          <table:table-cell/>
          <table:table-cell office:value-type="string" calcext:value-type="string">
            <text:p>Phys. Rev. Lett.</text:p>
          </table:table-cell>
          <table:table-cell table:formula="of:=COUNTIF([$publications.$C$2:$publications.$C$350];[.E5])" office:value-type="float" office:value="2" calcext:value-type="float">
            <text:p>2</text:p>
          </table:table-cell>
          <table:table-cell/>
          <table:table-cell office:value-type="string" calcext:value-type="string">
            <text:p>Postdoc 1</text:p>
          </table:table-cell>
          <table:table-cell office:value-type="date" office:date-value="2018-11-14" calcext:value-type="date">
            <text:p>2018-11-14</text:p>
          </table:table-cell>
          <table:table-cell office:value-type="date" office:date-value="2020-11-01" calcext:value-type="date">
            <text:p>2020-11-01</text:p>
          </table:table-cell>
          <table:table-cell table:formula="of:=COUNTIFS([$publications.$A$2:$publications.$A$350];&quot;&gt;=&quot;&amp;[.I5];[$publications.$A$2:$publications.$A$350];&quot;&lt;=&quot;&amp;[.J5])" office:value-type="float" office:value="8" calcext:value-type="float">
            <text:p>8</text:p>
          </table:table-cell>
          <table:table-cell table:formula="of:=COUNTIFS([$publications.$A$2:$publications.$A$350];&quot;&gt;=&quot;&amp;[.I5];[$publications.$A$2:$publications.$A$350];&quot;&lt;=&quot;&amp;[.J5];[$publications.$I$2:$publications.$I$350];1)" office:value-type="float" office:value="3" calcext:value-type="float">
            <text:p>3</text:p>
          </table:table-cell>
          <table:table-cell table:formula="of:=COUNTIFS([$publications.$A$2:$publications.$A$350];&quot;&gt;=&quot;&amp;[.I5];[$publications.$A$2:$publications.$A$350];&quot;&lt;=&quot;&amp;[.J5];[$publications.$I$2:$publications.$I$350];-1)" office:value-type="float" office:value="0" calcext:value-type="float">
            <text:p>0</text:p>
          </table:table-cell>
          <table:table-cell table:formula="of:=COUNTIFS([$publications.$A$2:$publications.$A$350];&quot;&gt;=&quot;&amp;[.I5];[$publications.$A$2:$publications.$A$350];&quot;&lt;=&quot;&amp;[.J5];[$publications.$I$2:$publications.$I$350];2)" office:value-type="float" office:value="2" calcext:value-type="float">
            <text:p>2</text:p>
          </table:table-cell>
          <table:table-cell table:formula="of:=COUNTIFS([$publications.$A$2:$publications.$A$350];&quot;&gt;=&quot;&amp;[.I5];[$publications.$A$2:$publications.$A$350];&quot;&lt;=&quot;&amp;[.J5];[$publications.$I$2:$publications.$I$350];0)" office:value-type="float" office:value="2" calcext:value-type="float">
            <text:p>2</text:p>
          </table:table-cell>
          <table:table-cell table:formula="of:=COUNTIFS([$publications.$A$2:$publications.$A$350];&quot;&gt;=&quot;&amp;[.I5];[$publications.$A$2:$publications.$A$350];&quot;&lt;=&quot;&amp;[.J5];[$publications.$I$2:$publications.$I$350];-2)" office:value-type="float" office:value="1" calcext:value-type="float">
            <text:p>1</text:p>
          </table:table-cell>
          <table:table-cell table:formula="of:=SUM([.L5:.O5])" office:value-type="float" office:value="7" calcext:value-type="float">
            <text:p>7</text:p>
          </table:table-cell>
          <table:table-cell table:formula="of:=12*[.K5]/DATEDIF([.I5]; [.J5]; &quot;m&quot;)" office:value-type="float" office:value="4.17391304347826" calcext:value-type="float">
            <text:p>4.17391304347826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Last Author</text:p>
          </table:table-cell>
          <table:table-cell table:formula="of:=COUNTIF([$publications.$I$2:$publications.$I$350];-1)" office:value-type="float" office:value="3" calcext:value-type="float">
            <text:p>3</text:p>
          </table:table-cell>
          <table:table-cell/>
          <table:table-cell office:value-type="string" calcext:value-type="string">
            <text:p>Rep. Prog. Phys. </text:p>
          </table:table-cell>
          <table:table-cell table:formula="of:=COUNTIF([$publications.$C$2:$publications.$C$350];[.E6])" office:value-type="float" office:value="2" calcext:value-type="float">
            <text:p>2</text:p>
          </table:table-cell>
          <table:table-cell/>
          <table:table-cell office:value-type="string" calcext:value-type="string">
            <text:p>Postdoc 2</text:p>
          </table:table-cell>
          <table:table-cell office:value-type="date" office:date-value="2020-11-02" calcext:value-type="date">
            <text:p>2020-11-02</text:p>
          </table:table-cell>
          <table:table-cell office:value-type="date" office:date-value="2021-08-31" calcext:value-type="date">
            <text:p>2021-08-31</text:p>
          </table:table-cell>
          <table:table-cell table:formula="of:=COUNTIFS([$publications.$A$2:$publications.$A$350];&quot;&gt;=&quot;&amp;[.I6];[$publications.$A$2:$publications.$A$350];&quot;&lt;=&quot;&amp;[.J6])" office:value-type="float" office:value="6" calcext:value-type="float">
            <text:p>6</text:p>
          </table:table-cell>
          <table:table-cell table:formula="of:=COUNTIFS([$publications.$A$2:$publications.$A$350];&quot;&gt;=&quot;&amp;[.I6];[$publications.$A$2:$publications.$A$350];&quot;&lt;=&quot;&amp;[.J6];[$publications.$I$2:$publications.$I$350];1)" office:value-type="float" office:value="3" calcext:value-type="float">
            <text:p>3</text:p>
          </table:table-cell>
          <table:table-cell table:formula="of:=COUNTIFS([$publications.$A$2:$publications.$A$350];&quot;&gt;=&quot;&amp;[.I6];[$publications.$A$2:$publications.$A$350];&quot;&lt;=&quot;&amp;[.J6];[$publications.$I$2:$publications.$I$350];-1)" office:value-type="float" office:value="1" calcext:value-type="float">
            <text:p>1</text:p>
          </table:table-cell>
          <table:table-cell table:formula="of:=COUNTIFS([$publications.$A$2:$publications.$A$350];&quot;&gt;=&quot;&amp;[.I6];[$publications.$A$2:$publications.$A$350];&quot;&lt;=&quot;&amp;[.J6];[$publications.$I$2:$publications.$I$350];2)" office:value-type="float" office:value="0" calcext:value-type="float">
            <text:p>0</text:p>
          </table:table-cell>
          <table:table-cell table:formula="of:=COUNTIFS([$publications.$A$2:$publications.$A$350];&quot;&gt;=&quot;&amp;[.I6];[$publications.$A$2:$publications.$A$350];&quot;&lt;=&quot;&amp;[.J6];[$publications.$I$2:$publications.$I$350];0)" office:value-type="float" office:value="2" calcext:value-type="float">
            <text:p>2</text:p>
          </table:table-cell>
          <table:table-cell table:formula="of:=COUNTIFS([$publications.$A$2:$publications.$A$350];&quot;&gt;=&quot;&amp;[.I6];[$publications.$A$2:$publications.$A$350];&quot;&lt;=&quot;&amp;[.J6];[$publications.$I$2:$publications.$I$350];-2)" office:value-type="float" office:value="0" calcext:value-type="float">
            <text:p>0</text:p>
          </table:table-cell>
          <table:table-cell table:formula="of:=SUM([.L6:.O6])" office:value-type="float" office:value="6" calcext:value-type="float">
            <text:p>6</text:p>
          </table:table-cell>
          <table:table-cell table:formula="of:=12*[.K6]/DATEDIF([.I6]; [.J6]; &quot;m&quot;)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Second Author</text:p>
          </table:table-cell>
          <table:table-cell table:formula="of:=COUNTIF([$publications.$I$2:$publications.$I$350];2)" office:value-type="float" office:value="4" calcext:value-type="float">
            <text:p>4</text:p>
          </table:table-cell>
          <table:table-cell/>
          <table:table-cell office:value-type="string" calcext:value-type="string">
            <text:p>Faraday Discussions</text:p>
          </table:table-cell>
          <table:table-cell table:formula="of:=COUNTIF([$publications.$C$2:$publications.$C$350];[.E7])" office:value-type="float" office:value="1" calcext:value-type="float">
            <text:p>1</text:p>
          </table:table-cell>
          <table:table-cell/>
          <table:table-cell office:value-type="string" calcext:value-type="string">
            <text:p>Postdoc 3</text:p>
          </table:table-cell>
          <table:table-cell office:value-type="date" office:date-value="2021-09-01" calcext:value-type="date">
            <text:p>2021-09-01</text:p>
          </table:table-cell>
          <table:table-cell office:value-type="date" office:date-value="2023-08-31" calcext:value-type="date">
            <text:p>2023-08-31</text:p>
          </table:table-cell>
          <table:table-cell table:formula="of:=COUNTIFS([$publications.$A$2:$publications.$A$350];&quot;&gt;=&quot;&amp;[.I7];[$publications.$A$2:$publications.$A$350];&quot;&lt;=&quot;&amp;[.J7])" office:value-type="float" office:value="15" calcext:value-type="float">
            <text:p>15</text:p>
          </table:table-cell>
          <table:table-cell table:formula="of:=COUNTIFS([$publications.$A$2:$publications.$A$350];&quot;&gt;=&quot;&amp;[.I7];[$publications.$A$2:$publications.$A$350];&quot;&lt;=&quot;&amp;[.J7];[$publications.$I$2:$publications.$I$350];1)" office:value-type="float" office:value="2" calcext:value-type="float">
            <text:p>2</text:p>
          </table:table-cell>
          <table:table-cell table:formula="of:=COUNTIFS([$publications.$A$2:$publications.$A$350];&quot;&gt;=&quot;&amp;[.I7];[$publications.$A$2:$publications.$A$350];&quot;&lt;=&quot;&amp;[.J7];[$publications.$I$2:$publications.$I$350];-1)" office:value-type="float" office:value="2" calcext:value-type="float">
            <text:p>2</text:p>
          </table:table-cell>
          <table:table-cell table:formula="of:=COUNTIFS([$publications.$A$2:$publications.$A$350];&quot;&gt;=&quot;&amp;[.I7];[$publications.$A$2:$publications.$A$350];&quot;&lt;=&quot;&amp;[.J7];[$publications.$I$2:$publications.$I$350];2)" office:value-type="float" office:value="2" calcext:value-type="float">
            <text:p>2</text:p>
          </table:table-cell>
          <table:table-cell table:formula="of:=COUNTIFS([$publications.$A$2:$publications.$A$350];&quot;&gt;=&quot;&amp;[.I7];[$publications.$A$2:$publications.$A$350];&quot;&lt;=&quot;&amp;[.J7];[$publications.$I$2:$publications.$I$350];0)" office:value-type="float" office:value="9" calcext:value-type="float">
            <text:p>9</text:p>
          </table:table-cell>
          <table:table-cell table:formula="of:=COUNTIFS([$publications.$A$2:$publications.$A$350];&quot;&gt;=&quot;&amp;[.I7];[$publications.$A$2:$publications.$A$350];&quot;&lt;=&quot;&amp;[.J7];[$publications.$I$2:$publications.$I$350];-2)" office:value-type="float" office:value="0" calcext:value-type="float">
            <text:p>0</text:p>
          </table:table-cell>
          <table:table-cell table:formula="of:=SUM([.L7:.O7])" office:value-type="float" office:value="15" calcext:value-type="float">
            <text:p>15</text:p>
          </table:table-cell>
          <table:table-cell table:formula="of:=12*[.K7]/DATEDIF([.I7];[.J7]; &quot;m&quot;)" office:value-type="float" office:value="7.82608695652174" calcext:value-type="float">
            <text:p>7.82608695652174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Second and Last Author</text:p>
          </table:table-cell>
          <table:table-cell table:formula="of:=COUNTIF([$publications.$I$2:$publications.$I$350];-2)" office:value-type="float" office:value="1" calcext:value-type="float">
            <text:p>1</text:p>
          </table:table-cell>
          <table:table-cell/>
          <table:table-cell office:value-type="string" calcext:value-type="string">
            <text:p>Phys. Rev. X Quantum</text:p>
          </table:table-cell>
          <table:table-cell table:formula="of:=COUNTIF([$publications.$C$2:$publications.$C$350];[.E8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string" calcext:value-type="string">
            <text:p>Middle Author</text:p>
          </table:table-cell>
          <table:table-cell table:formula="of:=COUNTIF([$publications.$I$2:$publications.$I$350];0)" office:value-type="float" office:value="13" calcext:value-type="float">
            <text:p>13</text:p>
          </table:table-cell>
          <table:table-cell/>
          <table:table-cell office:value-type="string" calcext:value-type="string">
            <text:p>Phys. Rev. A</text:p>
          </table:table-cell>
          <table:table-cell table:formula="of:=COUNTIF([$publications.$C$2:$publications.$C$350];[.E9]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Phys. Rev. B</text:p>
          </table:table-cell>
          <table:table-cell table:formula="of:=COUNTIF([$publications.$C$2:$publications.$C$350];[.E10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string" calcext:value-type="string">
            <text:p>Sum Check</text:p>
          </table:table-cell>
          <table:table-cell table:style-name="ce7" table:formula="of:=SUM([.C5:.C9])" office:value-type="float" office:value="36" calcext:value-type="float">
            <text:p>36</text:p>
          </table:table-cell>
          <table:table-cell/>
          <table:table-cell office:value-type="string" calcext:value-type="string">
            <text:p>J. Phys. B: At. Mol. Opt. Phys.</text:p>
          </table:table-cell>
          <table:table-cell table:formula="of:=COUNTIF([$publications.$C$2:$publications.$C$350];[.E11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Eur. Phys. J. D</text:p>
          </table:table-cell>
          <table:table-cell table:formula="of:=COUNTIF([$publications.$C$2:$publications.$C$350];[.E12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Linear Algebra Appl.</text:p>
          </table:table-cell>
          <table:table-cell table:formula="of:=COUNTIF([$publications.$C$2:$publications.$C$350];[.E13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J. Phys. Conf. Ser.</text:p>
          </table:table-cell>
          <table:table-cell table:formula="of:=COUNTIF([$publications.$C$2:$publications.$C$350];[.E14])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Count by year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New J. Phys.</text:p>
          </table:table-cell>
          <table:table-cell table:formula="of:=COUNTIF([$publications.$C$2:$publications.$C$350];[.E15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4-09-01" calcext:value-type="date">
            <text:p>2014-09-01</text:p>
          </table:table-cell>
          <table:table-cell office:value-type="date" office:date-value="2014-12-31" calcext:value-type="date">
            <text:p>2014-12-31</text:p>
          </table:table-cell>
          <table:table-cell table:formula="of:=COUNTIFS([$publications.$A$2:$publications.$A$350];&quot;&gt;=&quot;&amp;[.I15];[$publications.$A$2:$publications.$A$350];&quot;&lt;=&quot;&amp;[.J15])" office:value-type="float" office:value="0" calcext:value-type="float">
            <text:p>0</text:p>
          </table:table-cell>
          <table:table-cell table:formula="of:=COUNTIFS([$publications.$A$2:$publications.$A$350];&quot;&gt;=&quot;&amp;[.I15];[$publications.$A$2:$publications.$A$350];&quot;&lt;=&quot;&amp;[.J15];[$publications.$I$2:$publications.$I$350];1)" office:value-type="float" office:value="0" calcext:value-type="float">
            <text:p>0</text:p>
          </table:table-cell>
          <table:table-cell table:formula="of:=COUNTIFS([$publications.$A$2:$publications.$A$350];&quot;&gt;=&quot;&amp;[.I15];[$publications.$A$2:$publications.$A$350];&quot;&lt;=&quot;&amp;[.J15];[$publications.$I$2:$publications.$I$350];-1)" office:value-type="float" office:value="0" calcext:value-type="float">
            <text:p>0</text:p>
          </table:table-cell>
          <table:table-cell table:formula="of:=COUNTIFS([$publications.$A$2:$publications.$A$350];&quot;&gt;=&quot;&amp;[.I15];[$publications.$A$2:$publications.$A$350];&quot;&lt;=&quot;&amp;[.J15];[$publications.$I$2:$publications.$I$350];2)" office:value-type="float" office:value="0" calcext:value-type="float">
            <text:p>0</text:p>
          </table:table-cell>
          <table:table-cell table:formula="of:=COUNTIFS([$publications.$A$2:$publications.$A$350];&quot;&gt;=&quot;&amp;[.I15];[$publications.$A$2:$publications.$A$350];&quot;&lt;=&quot;&amp;[.J15];[$publications.$I$2:$publications.$I$350];0)" office:value-type="float" office:value="0" calcext:value-type="float">
            <text:p>0</text:p>
          </table:table-cell>
          <table:table-cell table:formula="of:=COUNTIFS([$publications.$A$2:$publications.$A$350];&quot;&gt;=&quot;&amp;[.I15];[$publications.$A$2:$publications.$A$350];&quot;&lt;=&quot;&amp;[.J15];[$publications.$I$2:$publications.$I$350];-2)" office:value-type="float" office:value="0" calcext:value-type="float">
            <text:p>0</text:p>
          </table:table-cell>
          <table:table-cell table:formula="of:=SUM([.L15:.O15])" office:value-type="float" office:value="0" calcext:value-type="float">
            <text:p>0</text:p>
          </table:table-cell>
          <table:table-cell table:formula="of:=12*[.K15]/DATEDIF([.I15];[.J15]; &quot;m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rXiv:</text:p>
          </table:table-cell>
          <table:table-cell table:formula="of:=COUNTIF([$publications.$C$2:$publications.$C$350];[.E16]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5-01-01" calcext:value-type="date">
            <text:p>2015-01-01</text:p>
          </table:table-cell>
          <table:table-cell office:value-type="date" office:date-value="2015-12-31" calcext:value-type="date">
            <text:p>2015-12-31</text:p>
          </table:table-cell>
          <table:table-cell table:formula="of:=COUNTIFS([$publications.$A$2:$publications.$A$350];&quot;&gt;=&quot;&amp;[.I16];[$publications.$A$2:$publications.$A$350];&quot;&lt;=&quot;&amp;[.J16])" office:value-type="float" office:value="3" calcext:value-type="float">
            <text:p>3</text:p>
          </table:table-cell>
          <table:table-cell table:formula="of:=COUNTIFS([$publications.$A$2:$publications.$A$350];&quot;&gt;=&quot;&amp;[.I16];[$publications.$A$2:$publications.$A$350];&quot;&lt;=&quot;&amp;[.J16];[$publications.$I$2:$publications.$I$350];1)" office:value-type="float" office:value="3" calcext:value-type="float">
            <text:p>3</text:p>
          </table:table-cell>
          <table:table-cell table:formula="of:=COUNTIFS([$publications.$A$2:$publications.$A$350];&quot;&gt;=&quot;&amp;[.I16];[$publications.$A$2:$publications.$A$350];&quot;&lt;=&quot;&amp;[.J16];[$publications.$I$2:$publications.$I$350];-1)" office:value-type="float" office:value="0" calcext:value-type="float">
            <text:p>0</text:p>
          </table:table-cell>
          <table:table-cell table:formula="of:=COUNTIFS([$publications.$A$2:$publications.$A$350];&quot;&gt;=&quot;&amp;[.I16];[$publications.$A$2:$publications.$A$350];&quot;&lt;=&quot;&amp;[.J16];[$publications.$I$2:$publications.$I$350];2)" office:value-type="float" office:value="0" calcext:value-type="float">
            <text:p>0</text:p>
          </table:table-cell>
          <table:table-cell table:formula="of:=COUNTIFS([$publications.$A$2:$publications.$A$350];&quot;&gt;=&quot;&amp;[.I16];[$publications.$A$2:$publications.$A$350];&quot;&lt;=&quot;&amp;[.J16];[$publications.$I$2:$publications.$I$350];0)" office:value-type="float" office:value="0" calcext:value-type="float">
            <text:p>0</text:p>
          </table:table-cell>
          <table:table-cell table:formula="of:=COUNTIFS([$publications.$A$2:$publications.$A$350];&quot;&gt;=&quot;&amp;[.I16];[$publications.$A$2:$publications.$A$350];&quot;&lt;=&quot;&amp;[.J16];[$publications.$I$2:$publications.$I$350];-2)" office:value-type="float" office:value="0" calcext:value-type="float">
            <text:p>0</text:p>
          </table:table-cell>
          <table:table-cell table:formula="of:=SUM([.L16:.O16])" office:value-type="float" office:value="3" calcext:value-type="float">
            <text:p>3</text:p>
          </table:table-cell>
          <table:table-cell table:formula="of:=12*[.K16]/DATEDIF([.I16];[.J16]; &quot;m&quot;)" office:value-type="float" office:value="3.27272727272727" calcext:value-type="float">
            <text:p>3.27272727272727</text:p>
          </table:table-cell>
          <table:table-cell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2016-01-01</text:p>
          </table:table-cell>
          <table:table-cell office:value-type="date" office:date-value="2016-12-31" calcext:value-type="date">
            <text:p>2016-12-31</text:p>
          </table:table-cell>
          <table:table-cell table:formula="of:=COUNTIFS([$publications.$A$2:$publications.$A$350];&quot;&gt;=&quot;&amp;[.I17];[$publications.$A$2:$publications.$A$350];&quot;&lt;=&quot;&amp;[.J17])" office:value-type="float" office:value="1" calcext:value-type="float">
            <text:p>1</text:p>
          </table:table-cell>
          <table:table-cell table:formula="of:=COUNTIFS([$publications.$A$2:$publications.$A$350];&quot;&gt;=&quot;&amp;[.I17];[$publications.$A$2:$publications.$A$350];&quot;&lt;=&quot;&amp;[.J17];[$publications.$I$2:$publications.$I$350];1)" office:value-type="float" office:value="1" calcext:value-type="float">
            <text:p>1</text:p>
          </table:table-cell>
          <table:table-cell table:formula="of:=COUNTIFS([$publications.$A$2:$publications.$A$350];&quot;&gt;=&quot;&amp;[.I17];[$publications.$A$2:$publications.$A$350];&quot;&lt;=&quot;&amp;[.J17];[$publications.$I$2:$publications.$I$350];-1)" office:value-type="float" office:value="0" calcext:value-type="float">
            <text:p>0</text:p>
          </table:table-cell>
          <table:table-cell table:formula="of:=COUNTIFS([$publications.$A$2:$publications.$A$350];&quot;&gt;=&quot;&amp;[.I17];[$publications.$A$2:$publications.$A$350];&quot;&lt;=&quot;&amp;[.J17];[$publications.$I$2:$publications.$I$350];2)" office:value-type="float" office:value="0" calcext:value-type="float">
            <text:p>0</text:p>
          </table:table-cell>
          <table:table-cell table:formula="of:=COUNTIFS([$publications.$A$2:$publications.$A$350];&quot;&gt;=&quot;&amp;[.I17];[$publications.$A$2:$publications.$A$350];&quot;&lt;=&quot;&amp;[.J17];[$publications.$I$2:$publications.$I$350];0)" office:value-type="float" office:value="0" calcext:value-type="float">
            <text:p>0</text:p>
          </table:table-cell>
          <table:table-cell table:formula="of:=COUNTIFS([$publications.$A$2:$publications.$A$350];&quot;&gt;=&quot;&amp;[.I17];[$publications.$A$2:$publications.$A$350];&quot;&lt;=&quot;&amp;[.J17];[$publications.$I$2:$publications.$I$350];-2)" office:value-type="float" office:value="0" calcext:value-type="float">
            <text:p>0</text:p>
          </table:table-cell>
          <table:table-cell table:formula="of:=SUM([.L17:.O17])" office:value-type="float" office:value="1" calcext:value-type="float">
            <text:p>1</text:p>
          </table:table-cell>
          <table:table-cell table:formula="of:=12*[.K17]/DATEDIF([.I17];[.J17]; &quot;m&quot;)" office:value-type="float" office:value="1.09090909090909" calcext:value-type="float">
            <text:p>1.09090909090909</text:p>
          </table:table-cell>
          <table:table-cell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date" office:date-value="2017-01-01" calcext:value-type="date">
            <text:p>2017-01-01</text:p>
          </table:table-cell>
          <table:table-cell office:value-type="date" office:date-value="2017-12-31" calcext:value-type="date">
            <text:p>2017-12-31</text:p>
          </table:table-cell>
          <table:table-cell table:formula="of:=COUNTIFS([$publications.$A$2:$publications.$A$350];&quot;&gt;=&quot;&amp;[.I18];[$publications.$A$2:$publications.$A$350];&quot;&lt;=&quot;&amp;[.J18])" office:value-type="float" office:value="1" calcext:value-type="float">
            <text:p>1</text:p>
          </table:table-cell>
          <table:table-cell table:formula="of:=COUNTIFS([$publications.$A$2:$publications.$A$350];&quot;&gt;=&quot;&amp;[.I18];[$publications.$A$2:$publications.$A$350];&quot;&lt;=&quot;&amp;[.J18];[$publications.$I$2:$publications.$I$350];1)" office:value-type="float" office:value="1" calcext:value-type="float">
            <text:p>1</text:p>
          </table:table-cell>
          <table:table-cell table:formula="of:=COUNTIFS([$publications.$A$2:$publications.$A$350];&quot;&gt;=&quot;&amp;[.I18];[$publications.$A$2:$publications.$A$350];&quot;&lt;=&quot;&amp;[.J18];[$publications.$I$2:$publications.$I$350];-1)" office:value-type="float" office:value="0" calcext:value-type="float">
            <text:p>0</text:p>
          </table:table-cell>
          <table:table-cell table:formula="of:=COUNTIFS([$publications.$A$2:$publications.$A$350];&quot;&gt;=&quot;&amp;[.I18];[$publications.$A$2:$publications.$A$350];&quot;&lt;=&quot;&amp;[.J18];[$publications.$I$2:$publications.$I$350];2)" office:value-type="float" office:value="0" calcext:value-type="float">
            <text:p>0</text:p>
          </table:table-cell>
          <table:table-cell table:formula="of:=COUNTIFS([$publications.$A$2:$publications.$A$350];&quot;&gt;=&quot;&amp;[.I18];[$publications.$A$2:$publications.$A$350];&quot;&lt;=&quot;&amp;[.J18];[$publications.$I$2:$publications.$I$350];0)" office:value-type="float" office:value="0" calcext:value-type="float">
            <text:p>0</text:p>
          </table:table-cell>
          <table:table-cell table:formula="of:=COUNTIFS([$publications.$A$2:$publications.$A$350];&quot;&gt;=&quot;&amp;[.I18];[$publications.$A$2:$publications.$A$350];&quot;&lt;=&quot;&amp;[.J18];[$publications.$I$2:$publications.$I$350];-2)" office:value-type="float" office:value="0" calcext:value-type="float">
            <text:p>0</text:p>
          </table:table-cell>
          <table:table-cell table:formula="of:=SUM([.L18:.O18])" office:value-type="float" office:value="1" calcext:value-type="float">
            <text:p>1</text:p>
          </table:table-cell>
          <table:table-cell table:formula="of:=12*[.K18]/DATEDIF([.I18];[.J18]; &quot;m&quot;)" office:value-type="float" office:value="1.09090909090909" calcext:value-type="float">
            <text:p>1.09090909090909</text:p>
          </table:table-cell>
          <table:table-cell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date" office:date-value="2018-01-01" calcext:value-type="date">
            <text:p>2018-01-01</text:p>
          </table:table-cell>
          <table:table-cell office:value-type="date" office:date-value="2018-12-31" calcext:value-type="date">
            <text:p>2018-12-31</text:p>
          </table:table-cell>
          <table:table-cell table:formula="of:=COUNTIFS([$publications.$A$2:$publications.$A$350];&quot;&gt;=&quot;&amp;[.I19];[$publications.$A$2:$publications.$A$350];&quot;&lt;=&quot;&amp;[.J19])" office:value-type="float" office:value="3" calcext:value-type="float">
            <text:p>3</text:p>
          </table:table-cell>
          <table:table-cell table:formula="of:=COUNTIFS([$publications.$A$2:$publications.$A$350];&quot;&gt;=&quot;&amp;[.I19];[$publications.$A$2:$publications.$A$350];&quot;&lt;=&quot;&amp;[.J19];[$publications.$I$2:$publications.$I$350];1)" office:value-type="float" office:value="3" calcext:value-type="float">
            <text:p>3</text:p>
          </table:table-cell>
          <table:table-cell table:formula="of:=COUNTIFS([$publications.$A$2:$publications.$A$350];&quot;&gt;=&quot;&amp;[.I19];[$publications.$A$2:$publications.$A$350];&quot;&lt;=&quot;&amp;[.J19];[$publications.$I$2:$publications.$I$350];-1)" office:value-type="float" office:value="0" calcext:value-type="float">
            <text:p>0</text:p>
          </table:table-cell>
          <table:table-cell table:formula="of:=COUNTIFS([$publications.$A$2:$publications.$A$350];&quot;&gt;=&quot;&amp;[.I19];[$publications.$A$2:$publications.$A$350];&quot;&lt;=&quot;&amp;[.J19];[$publications.$I$2:$publications.$I$350];2)" office:value-type="float" office:value="0" calcext:value-type="float">
            <text:p>0</text:p>
          </table:table-cell>
          <table:table-cell table:formula="of:=COUNTIFS([$publications.$A$2:$publications.$A$350];&quot;&gt;=&quot;&amp;[.I19];[$publications.$A$2:$publications.$A$350];&quot;&lt;=&quot;&amp;[.J19];[$publications.$I$2:$publications.$I$350];0)" office:value-type="float" office:value="0" calcext:value-type="float">
            <text:p>0</text:p>
          </table:table-cell>
          <table:table-cell table:formula="of:=COUNTIFS([$publications.$A$2:$publications.$A$350];&quot;&gt;=&quot;&amp;[.I19];[$publications.$A$2:$publications.$A$350];&quot;&lt;=&quot;&amp;[.J19];[$publications.$I$2:$publications.$I$350];-2)" office:value-type="float" office:value="0" calcext:value-type="float">
            <text:p>0</text:p>
          </table:table-cell>
          <table:table-cell table:formula="of:=SUM([.L19:.O19])" office:value-type="float" office:value="3" calcext:value-type="float">
            <text:p>3</text:p>
          </table:table-cell>
          <table:table-cell table:formula="of:=12*[.K19]/DATEDIF([.I19];[.J19]; &quot;m&quot;)" office:value-type="float" office:value="3.27272727272727" calcext:value-type="float">
            <text:p>3.27272727272727</text:p>
          </table:table-cell>
          <table:table-cell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19-12-31" calcext:value-type="date">
            <text:p>2019-12-31</text:p>
          </table:table-cell>
          <table:table-cell table:formula="of:=COUNTIFS([$publications.$A$2:$publications.$A$350];&quot;&gt;=&quot;&amp;[.I20];[$publications.$A$2:$publications.$A$350];&quot;&lt;=&quot;&amp;[.J20])" office:value-type="float" office:value="1" calcext:value-type="float">
            <text:p>1</text:p>
          </table:table-cell>
          <table:table-cell table:formula="of:=COUNTIFS([$publications.$A$2:$publications.$A$350];&quot;&gt;=&quot;&amp;[.I20];[$publications.$A$2:$publications.$A$350];&quot;&lt;=&quot;&amp;[.J20];[$publications.$I$2:$publications.$I$350];1)" office:value-type="float" office:value="0" calcext:value-type="float">
            <text:p>0</text:p>
          </table:table-cell>
          <table:table-cell table:formula="of:=COUNTIFS([$publications.$A$2:$publications.$A$350];&quot;&gt;=&quot;&amp;[.I20];[$publications.$A$2:$publications.$A$350];&quot;&lt;=&quot;&amp;[.J20];[$publications.$I$2:$publications.$I$350];-1)" office:value-type="float" office:value="0" calcext:value-type="float">
            <text:p>0</text:p>
          </table:table-cell>
          <table:table-cell table:formula="of:=COUNTIFS([$publications.$A$2:$publications.$A$350];&quot;&gt;=&quot;&amp;[.I20];[$publications.$A$2:$publications.$A$350];&quot;&lt;=&quot;&amp;[.J20];[$publications.$I$2:$publications.$I$350];2)" office:value-type="float" office:value="0" calcext:value-type="float">
            <text:p>0</text:p>
          </table:table-cell>
          <table:table-cell table:formula="of:=COUNTIFS([$publications.$A$2:$publications.$A$350];&quot;&gt;=&quot;&amp;[.I20];[$publications.$A$2:$publications.$A$350];&quot;&lt;=&quot;&amp;[.J20];[$publications.$I$2:$publications.$I$350];0)" office:value-type="float" office:value="1" calcext:value-type="float">
            <text:p>1</text:p>
          </table:table-cell>
          <table:table-cell table:formula="of:=COUNTIFS([$publications.$A$2:$publications.$A$350];&quot;&gt;=&quot;&amp;[.I20];[$publications.$A$2:$publications.$A$350];&quot;&lt;=&quot;&amp;[.J20];[$publications.$I$2:$publications.$I$350];-2)" office:value-type="float" office:value="0" calcext:value-type="float">
            <text:p>0</text:p>
          </table:table-cell>
          <table:table-cell table:formula="of:=SUM([.L20:.O20])" office:value-type="float" office:value="1" calcext:value-type="float">
            <text:p>1</text:p>
          </table:table-cell>
          <table:table-cell table:formula="of:=12*[.K20]/DATEDIF([.I20];[.J20]; &quot;m&quot;)" office:value-type="float" office:value="1.09090909090909" calcext:value-type="float">
            <text:p>1.09090909090909</text:p>
          </table:table-cell>
          <table:table-cell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12-31" calcext:value-type="date">
            <text:p>2020-12-31</text:p>
          </table:table-cell>
          <table:table-cell table:formula="of:=COUNTIFS([$publications.$A$2:$publications.$A$350];&quot;&gt;=&quot;&amp;[.I21];[$publications.$A$2:$publications.$A$350];&quot;&lt;=&quot;&amp;[.J21])" office:value-type="float" office:value="6" calcext:value-type="float">
            <text:p>6</text:p>
          </table:table-cell>
          <table:table-cell table:formula="of:=COUNTIFS([$publications.$A$2:$publications.$A$350];&quot;&gt;=&quot;&amp;[.I21];[$publications.$A$2:$publications.$A$350];&quot;&lt;=&quot;&amp;[.J21];[$publications.$I$2:$publications.$I$350];1)" office:value-type="float" office:value="2" calcext:value-type="float">
            <text:p>2</text:p>
          </table:table-cell>
          <table:table-cell table:formula="of:=COUNTIFS([$publications.$A$2:$publications.$A$350];&quot;&gt;=&quot;&amp;[.I21];[$publications.$A$2:$publications.$A$350];&quot;&lt;=&quot;&amp;[.J21];[$publications.$I$2:$publications.$I$350];-1)" office:value-type="float" office:value="0" calcext:value-type="float">
            <text:p>0</text:p>
          </table:table-cell>
          <table:table-cell table:formula="of:=COUNTIFS([$publications.$A$2:$publications.$A$350];&quot;&gt;=&quot;&amp;[.I21];[$publications.$A$2:$publications.$A$350];&quot;&lt;=&quot;&amp;[.J21];[$publications.$I$2:$publications.$I$350];2)" office:value-type="float" office:value="2" calcext:value-type="float">
            <text:p>2</text:p>
          </table:table-cell>
          <table:table-cell table:formula="of:=COUNTIFS([$publications.$A$2:$publications.$A$350];&quot;&gt;=&quot;&amp;[.I21];[$publications.$A$2:$publications.$A$350];&quot;&lt;=&quot;&amp;[.J21];[$publications.$I$2:$publications.$I$350];0)" office:value-type="float" office:value="1" calcext:value-type="float">
            <text:p>1</text:p>
          </table:table-cell>
          <table:table-cell table:formula="of:=COUNTIFS([$publications.$A$2:$publications.$A$350];&quot;&gt;=&quot;&amp;[.I21];[$publications.$A$2:$publications.$A$350];&quot;&lt;=&quot;&amp;[.J21];[$publications.$I$2:$publications.$I$350];-2)" office:value-type="float" office:value="1" calcext:value-type="float">
            <text:p>1</text:p>
          </table:table-cell>
          <table:table-cell table:formula="of:=SUM([.L21:.O21])" office:value-type="float" office:value="5" calcext:value-type="float">
            <text:p>5</text:p>
          </table:table-cell>
          <table:table-cell table:formula="of:=12*[.K21]/DATEDIF([.I21];[.J21]; &quot;m&quot;)" office:value-type="float" office:value="6.54545454545455" calcext:value-type="float">
            <text:p>6.54545454545455</text:p>
          </table:table-cell>
          <table:table-cell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date" office:date-value="2021-01-01" calcext:value-type="date">
            <text:p>2021-01-01</text:p>
          </table:table-cell>
          <table:table-cell office:value-type="date" office:date-value="2021-12-31" calcext:value-type="date">
            <text:p>2021-12-31</text:p>
          </table:table-cell>
          <table:table-cell table:formula="of:=COUNTIFS([$publications.$A$2:$publications.$A$350];&quot;&gt;=&quot;&amp;[.I22];[$publications.$A$2:$publications.$A$350];&quot;&lt;=&quot;&amp;[.J22])" office:value-type="float" office:value="7" calcext:value-type="float">
            <text:p>7</text:p>
          </table:table-cell>
          <table:table-cell table:formula="of:=COUNTIFS([$publications.$A$2:$publications.$A$350];&quot;&gt;=&quot;&amp;[.I22];[$publications.$A$2:$publications.$A$350];&quot;&lt;=&quot;&amp;[.J22];[$publications.$I$2:$publications.$I$350];1)" office:value-type="float" office:value="3" calcext:value-type="float">
            <text:p>3</text:p>
          </table:table-cell>
          <table:table-cell table:formula="of:=COUNTIFS([$publications.$A$2:$publications.$A$350];&quot;&gt;=&quot;&amp;[.I22];[$publications.$A$2:$publications.$A$350];&quot;&lt;=&quot;&amp;[.J22];[$publications.$I$2:$publications.$I$350];-1)" office:value-type="float" office:value="1" calcext:value-type="float">
            <text:p>1</text:p>
          </table:table-cell>
          <table:table-cell table:formula="of:=COUNTIFS([$publications.$A$2:$publications.$A$350];&quot;&gt;=&quot;&amp;[.I22];[$publications.$A$2:$publications.$A$350];&quot;&lt;=&quot;&amp;[.J22];[$publications.$I$2:$publications.$I$350];2)" office:value-type="float" office:value="1" calcext:value-type="float">
            <text:p>1</text:p>
          </table:table-cell>
          <table:table-cell table:formula="of:=COUNTIFS([$publications.$A$2:$publications.$A$350];&quot;&gt;=&quot;&amp;[.I22];[$publications.$A$2:$publications.$A$350];&quot;&lt;=&quot;&amp;[.J22];[$publications.$I$2:$publications.$I$350];0)" office:value-type="float" office:value="2" calcext:value-type="float">
            <text:p>2</text:p>
          </table:table-cell>
          <table:table-cell table:formula="of:=COUNTIFS([$publications.$A$2:$publications.$A$350];&quot;&gt;=&quot;&amp;[.I22];[$publications.$A$2:$publications.$A$350];&quot;&lt;=&quot;&amp;[.J22];[$publications.$I$2:$publications.$I$350];-2)" office:value-type="float" office:value="0" calcext:value-type="float">
            <text:p>0</text:p>
          </table:table-cell>
          <table:table-cell table:formula="of:=SUM([.L22:.O22])" office:value-type="float" office:value="7" calcext:value-type="float">
            <text:p>7</text:p>
          </table:table-cell>
          <table:table-cell table:formula="of:=12*[.K22]/DATEDIF([.I22];[.J22]; &quot;m&quot;)" office:value-type="float" office:value="7.63636363636364" calcext:value-type="float">
            <text:p>7.63636363636364</text:p>
          </table:table-cell>
          <table:table-cell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date" office:date-value="2022-01-01" calcext:value-type="date">
            <text:p>2022-01-01</text:p>
          </table:table-cell>
          <table:table-cell office:value-type="date" office:date-value="2022-12-31" calcext:value-type="date">
            <text:p>2022-12-31</text:p>
          </table:table-cell>
          <table:table-cell table:formula="of:=COUNTIFS([$publications.$A$2:$publications.$A$350];&quot;&gt;=&quot;&amp;[.I23];[$publications.$A$2:$publications.$A$350];&quot;&lt;=&quot;&amp;[.J23])" office:value-type="float" office:value="8" calcext:value-type="float">
            <text:p>8</text:p>
          </table:table-cell>
          <table:table-cell table:formula="of:=COUNTIFS([$publications.$A$2:$publications.$A$350];&quot;&gt;=&quot;&amp;[.I23];[$publications.$A$2:$publications.$A$350];&quot;&lt;=&quot;&amp;[.J23];[$publications.$I$2:$publications.$I$350];1)" office:value-type="float" office:value="1" calcext:value-type="float">
            <text:p>1</text:p>
          </table:table-cell>
          <table:table-cell table:formula="of:=COUNTIFS([$publications.$A$2:$publications.$A$350];&quot;&gt;=&quot;&amp;[.I23];[$publications.$A$2:$publications.$A$350];&quot;&lt;=&quot;&amp;[.J23];[$publications.$I$2:$publications.$I$350];-1)" office:value-type="float" office:value="1" calcext:value-type="float">
            <text:p>1</text:p>
          </table:table-cell>
          <table:table-cell table:formula="of:=COUNTIFS([$publications.$A$2:$publications.$A$350];&quot;&gt;=&quot;&amp;[.I23];[$publications.$A$2:$publications.$A$350];&quot;&lt;=&quot;&amp;[.J23];[$publications.$I$2:$publications.$I$350];2)" office:value-type="float" office:value="1" calcext:value-type="float">
            <text:p>1</text:p>
          </table:table-cell>
          <table:table-cell table:formula="of:=COUNTIFS([$publications.$A$2:$publications.$A$350];&quot;&gt;=&quot;&amp;[.I23];[$publications.$A$2:$publications.$A$350];&quot;&lt;=&quot;&amp;[.J23];[$publications.$I$2:$publications.$I$350];0)" office:value-type="float" office:value="5" calcext:value-type="float">
            <text:p>5</text:p>
          </table:table-cell>
          <table:table-cell table:formula="of:=COUNTIFS([$publications.$A$2:$publications.$A$350];&quot;&gt;=&quot;&amp;[.I23];[$publications.$A$2:$publications.$A$350];&quot;&lt;=&quot;&amp;[.J23];[$publications.$I$2:$publications.$I$350];-2)" office:value-type="float" office:value="0" calcext:value-type="float">
            <text:p>0</text:p>
          </table:table-cell>
          <table:table-cell table:formula="of:=SUM([.L23:.O23])" office:value-type="float" office:value="8" calcext:value-type="float">
            <text:p>8</text:p>
          </table:table-cell>
          <table:table-cell table:formula="of:=12*[.K23]/DATEDIF([.I23];[.J23]; &quot;m&quot;)" office:value-type="float" office:value="8.72727272727273" calcext:value-type="float">
            <text:p>8.72727272727273</text:p>
          </table:table-cell>
          <table:table-cell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date" office:date-value="2023-01-01" calcext:value-type="date">
            <text:p>2023-01-01</text:p>
          </table:table-cell>
          <table:table-cell office:value-type="date" office:date-value="2023-12-31" calcext:value-type="date">
            <text:p>2023-12-31</text:p>
          </table:table-cell>
          <table:table-cell table:formula="of:=COUNTIFS([$publications.$A$2:$publications.$A$350];&quot;&gt;=&quot;&amp;[.I24];[$publications.$A$2:$publications.$A$350];&quot;&lt;=&quot;&amp;[.J24])" office:value-type="float" office:value="6" calcext:value-type="float">
            <text:p>6</text:p>
          </table:table-cell>
          <table:table-cell table:formula="of:=COUNTIFS([$publications.$A$2:$publications.$A$350];&quot;&gt;=&quot;&amp;[.I24];[$publications.$A$2:$publications.$A$350];&quot;&lt;=&quot;&amp;[.J24];[$publications.$I$2:$publications.$I$350];1)" office:value-type="float" office:value="1" calcext:value-type="float">
            <text:p>1</text:p>
          </table:table-cell>
          <table:table-cell table:formula="of:=COUNTIFS([$publications.$A$2:$publications.$A$350];&quot;&gt;=&quot;&amp;[.I24];[$publications.$A$2:$publications.$A$350];&quot;&lt;=&quot;&amp;[.J24];[$publications.$I$2:$publications.$I$350];-1)" office:value-type="float" office:value="1" calcext:value-type="float">
            <text:p>1</text:p>
          </table:table-cell>
          <table:table-cell table:formula="of:=COUNTIFS([$publications.$A$2:$publications.$A$350];&quot;&gt;=&quot;&amp;[.I24];[$publications.$A$2:$publications.$A$350];&quot;&lt;=&quot;&amp;[.J24];[$publications.$I$2:$publications.$I$350];2)" office:value-type="float" office:value="0" calcext:value-type="float">
            <text:p>0</text:p>
          </table:table-cell>
          <table:table-cell table:formula="of:=COUNTIFS([$publications.$A$2:$publications.$A$350];&quot;&gt;=&quot;&amp;[.I24];[$publications.$A$2:$publications.$A$350];&quot;&lt;=&quot;&amp;[.J24];[$publications.$I$2:$publications.$I$350];0)" office:value-type="float" office:value="4" calcext:value-type="float">
            <text:p>4</text:p>
          </table:table-cell>
          <table:table-cell table:formula="of:=COUNTIFS([$publications.$A$2:$publications.$A$350];&quot;&gt;=&quot;&amp;[.I24];[$publications.$A$2:$publications.$A$350];&quot;&lt;=&quot;&amp;[.J24];[$publications.$I$2:$publications.$I$350];-2)" office:value-type="float" office:value="0" calcext:value-type="float">
            <text:p>0</text:p>
          </table:table-cell>
          <table:table-cell table:formula="of:=SUM([.L24:.O24])" office:value-type="float" office:value="6" calcext:value-type="float">
            <text:p>6</text:p>
          </table:table-cell>
          <table:table-cell table:formula="of:=12*[.K24]/DATEDIF([.I24];[.J24]; &quot;m&quot;)" office:value-type="float" office:value="6.54545454545455" calcext:value-type="float">
            <text:p>6.54545454545455</text:p>
          </table:table-cell>
          <table:table-cell/>
        </table:table-row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ublication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pub_dat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uthor1</text:p>
          </table:table-cell>
          <table:table-cell office:value-type="string" calcext:value-type="string">
            <text:p>author2</text:p>
          </table:table-cell>
          <table:table-cell office:value-type="string" calcext:value-type="string">
            <text:p>mypos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url_slug</text:p>
          </table:table-cell>
          <table:table-cell office:value-type="string" calcext:value-type="string">
            <text:p>paper_url</text:p>
          </table:table-cell>
          <table:table-cell office:value-type="string" calcext:value-type="string">
            <text:p>excerpt</text:p>
          </table:table-cell>
        </table:table-row>
        <table:table-row table:style-name="ro1">
          <table:table-cell table:style-name="ce4" office:value-type="date" office:date-value="2015-02-01" calcext:value-type="date">
            <text:p>2015-02-01</text:p>
          </table:table-cell>
          <table:table-cell office:value-type="string" calcext:value-type="string">
            <text:p>Quantum interference in time-delayed nonsequential double ionization</text:p>
          </table:table-cell>
          <table:table-cell office:value-type="string" calcext:value-type="string">
            <text:p>Phys. Rev. A</text:p>
          </table:table-cell>
          <table:table-cell office:value-type="float" office:value="92" calcext:value-type="float">
            <text:p>92</text:p>
          </table:table-cell>
          <table:table-cell office:value-type="float" office:value="23421" calcext:value-type="float">
            <text:p>23421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 Figueira de Morisson F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. S. Maxwell and C. Figueira de Morisson Faria. Phys. Rev. A, 92, 23421 (2015).</text:p>
          </table:table-cell>
          <table:table-cell office:value-type="string" calcext:value-type="string">
            <text:p>Quantum interference in time-delayed nonsequential double ionization</text:p>
          </table:table-cell>
          <table:table-cell office:value-type="string" calcext:value-type="string">
            <text:p>https://journals.aps.org/pra/abstract/10.1103/PhysRevA.92.023421</text:p>
          </table:table-cell>
          <table:table-cell/>
        </table:table-row>
        <table:table-row table:style-name="ro1">
          <table:table-cell table:style-name="ce4" office:value-type="date" office:date-value="2015-08-01" calcext:value-type="date">
            <text:p>2015-08-01</text:p>
          </table:table-cell>
          <table:table-cell office:value-type="string" calcext:value-type="string">
            <text:p>A Systematic Study of Interference Effects in Non-Sequential Double Ionisation</text:p>
          </table:table-cell>
          <table:table-cell office:value-type="string" calcext:value-type="string">
            <text:p>J. Phys. Conf. Ser.</text:p>
          </table:table-cell>
          <table:table-cell office:value-type="float" office:value="635" calcext:value-type="float">
            <text:p>635</text:p>
          </table:table-cell>
          <table:table-cell office:value-type="float" office:value="92136" calcext:value-type="float">
            <text:p>9213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 Figueira de Morisson F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. S. Maxwell and C. Figueira de Morisson Faria. J. Phys.: Conf. Ser., 635, 092136 (2015).</text:p>
          </table:table-cell>
          <table:table-cell office:value-type="string" calcext:value-type="string">
            <text:p>A Systematic Study of Interference Effects in Non-Sequential Double Ionisation</text:p>
          </table:table-cell>
          <table:table-cell office:value-type="string" calcext:value-type="string">
            <text:p>https://iopscience.iop.org/article/10.1088/1742-6596/635/9/092136/meta</text:p>
          </table:table-cell>
          <table:table-cell/>
        </table:table-row>
        <table:table-row table:style-name="ro1">
          <table:table-cell table:style-name="ce4" office:value-type="date" office:date-value="2015-08-01" calcext:value-type="date">
            <text:p>2015-08-01</text:p>
          </table:table-cell>
          <table:table-cell office:value-type="string" calcext:value-type="string">
            <text:p>On properties of Karlsson Hadamards and sets of mutually unbiased bases in dimension six</text:p>
          </table:table-cell>
          <table:table-cell office:value-type="string" calcext:value-type="string">
            <text:p>Linear Algebra Appl.</text:p>
          </table:table-cell>
          <table:table-cell office:value-type="float" office:value="466" calcext:value-type="float">
            <text:p>466</text:p>
          </table:table-cell>
          <table:table-cell office:value-type="float" office:value="296306" calcext:value-type="float">
            <text:p>29630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 Brierley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. S. Maxwell and S. Brierley. Linear Algebra and Its Applications, 466, 296306 (2015)</text:p>
          </table:table-cell>
          <table:table-cell office:value-type="string" calcext:value-type="string">
            <text:p>On properties of Karlsson Hadamards and sets of mutually unbiased bases in dimension six</text:p>
          </table:table-cell>
          <table:table-cell office:value-type="string" calcext:value-type="string">
            <text:p>https://www.sciencedirect.com/science/article/pii/S0024379514006867</text:p>
          </table:table-cell>
          <table:table-cell/>
        </table:table-row>
        <table:table-row table:style-name="ro1">
          <table:table-cell table:style-name="ce4" office:value-type="date" office:date-value="2016-08-24" calcext:value-type="date">
            <text:p>2016-08-24</text:p>
          </table:table-cell>
          <table:table-cell office:value-type="string" calcext:value-type="string">
            <text:p>Controlling Below-Threshold Nonsequential Double Ionization via Quantum Interference</text:p>
          </table:table-cell>
          <table:table-cell office:value-type="string" calcext:value-type="string">
            <text:p>Phys. Rev. Lett.</text:p>
          </table:table-cell>
          <table:table-cell office:value-type="float" office:value="116" calcext:value-type="float">
            <text:p>116</text:p>
          </table:table-cell>
          <table:table-cell office:value-type="float" office:value="143001" calcext:value-type="float">
            <text:p>143001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 Figueira de Morisson F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. S. Maxwell and C. Figueira de Morisson Faria. Phys. Rev. Lett., 116, 143001 (2016)</text:p>
          </table:table-cell>
          <table:table-cell office:value-type="string" calcext:value-type="string">
            <text:p>Controlling Below-Threshold Nonsequential Double Ionization via Quantum Interference</text:p>
          </table:table-cell>
          <table:table-cell office:value-type="string" calcext:value-type="string">
            <text:p>https://journals.aps.org/prl/abstract/10.1103/PhysRevLett.116.143001</text:p>
          </table:table-cell>
          <table:table-cell/>
        </table:table-row>
        <table:table-row table:style-name="ro1">
          <table:table-cell table:style-name="ce4" office:value-type="date" office:date-value="2017-08-22" calcext:value-type="date">
            <text:p>2017-08-22</text:p>
          </table:table-cell>
          <table:table-cell office:value-type="string" calcext:value-type="string">
            <text:p>Coulomb-corrected quantum interference in above-threshold ionization: Working towards multi-trajectory electron holography</text:p>
          </table:table-cell>
          <table:table-cell office:value-type="string" calcext:value-type="string">
            <text:p>Phys. Rev. A</text:p>
          </table:table-cell>
          <table:table-cell office:value-type="float" office:value="96" calcext:value-type="float">
            <text:p>96</text:p>
          </table:table-cell>
          <table:table-cell office:value-type="float" office:value="23420" calcext:value-type="float">
            <text:p>2342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. Al-Jawahi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. S. Maxwell, A. Al-Jawahiry, T. Das and C. Figueria de Morisson Faria. Phys. Rev. A 96, 023420 (2017)</text:p>
          </table:table-cell>
          <table:table-cell office:value-type="string" calcext:value-type="string">
            <text:p>Coulomb-corrected quantum interference in above-threshold ionization: Working towards multi-trajectory electron holography</text:p>
          </table:table-cell>
          <table:table-cell office:value-type="string" calcext:value-type="string">
            <text:p>https://journals.aps.org/pra/abstract/10.1103/PhysRevA.96.023420</text:p>
          </table:table-cell>
          <table:table-cell/>
        </table:table-row>
        <table:table-row table:style-name="ro1">
          <table:table-cell table:style-name="ce4" office:value-type="date" office:date-value="2018-01-26" calcext:value-type="date">
            <text:p>2018-01-26</text:p>
          </table:table-cell>
          <table:table-cell office:value-type="string" calcext:value-type="string">
            <text:p>Analytic quantum-interference conditions in Coulomb corrected photoelectron holography</text:p>
          </table:table-cell>
          <table:table-cell office:value-type="string" calcext:value-type="string">
            <text:p>J. Phys. B: At. Mol. Opt. Phys.</text:p>
          </table:table-cell>
          <table:table-cell office:value-type="float" office:value="51" calcext:value-type="float">
            <text:p>51</text:p>
          </table:table-cell>
          <table:table-cell office:value-type="float" office:value="44004" calcext:value-type="float">
            <text:p>44004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. Al-Jawahi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. S. Maxwell, A. Al-Jawahiry, X. Y. Lai and C. Figueria de Morisson Faria. J. Phys. B: At. Mol. Opt. Phys. 51, 044004 (2018)</text:p>
          </table:table-cell>
          <table:table-cell office:value-type="string" calcext:value-type="string">
            <text:p>Analytic quantum-interference conditions in Coulomb corrected photoelectron holography</text:p>
          </table:table-cell>
          <table:table-cell office:value-type="string" calcext:value-type="string">
            <text:p>https://iopscience.iop.org/article/10.1088/1361-6455/aa9e81</text:p>
          </table:table-cell>
          <table:table-cell/>
        </table:table-row>
        <table:table-row table:style-name="ro1">
          <table:table-cell table:style-name="ce4" office:value-type="date" office:date-value="2018-05-23" calcext:value-type="date">
            <text:p>2018-05-23</text:p>
          </table:table-cell>
          <table:table-cell office:value-type="string" calcext:value-type="string">
            <text:p>Coulomb-free and Coulomb-distorted recolliding quantum orbits in photoelectron holography</text:p>
          </table:table-cell>
          <table:table-cell office:value-type="string" calcext:value-type="string">
            <text:p>J. Phys. B: At. Mol. Opt. Phys.</text:p>
          </table:table-cell>
          <table:table-cell office:value-type="float" office:value="51" calcext:value-type="float">
            <text:p>51</text:p>
          </table:table-cell>
          <table:table-cell office:value-type="float" office:value="124001" calcext:value-type="float">
            <text:p>124001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 Figueira de Morisson F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. S. Maxwell and C. Figueria de Morisson Faria. <text:s/>J. Phys. B: At. Mol. Opt. Phys. 51 124001 (2018)</text:p>
          </table:table-cell>
          <table:table-cell office:value-type="string" calcext:value-type="string">
            <text:p>Coulomb-free and Coulomb-distorted recolliding quantum orbits in photoelectron holography</text:p>
          </table:table-cell>
          <table:table-cell office:value-type="string" calcext:value-type="string">
            <text:p>https://iopscience.iop.org/article/10.1088/1361-6455/aac164/pdf</text:p>
          </table:table-cell>
          <table:table-cell/>
        </table:table-row>
        <table:table-row table:style-name="ro1">
          <table:table-cell table:style-name="ce4" office:value-type="date" office:date-value="2018-12-20" calcext:value-type="date">
            <text:p>2018-12-20</text:p>
          </table:table-cell>
          <table:table-cell office:value-type="string" calcext:value-type="string">
            <text:p>Treating Branch Cuts in Quantum Trajectory Models for Photoelectron Holography</text:p>
          </table:table-cell>
          <table:table-cell office:value-type="string" calcext:value-type="string">
            <text:p>Phys. Rev. A</text:p>
          </table:table-cell>
          <table:table-cell office:value-type="float" office:value="98" calcext:value-type="float">
            <text:p>98</text:p>
          </table:table-cell>
          <table:table-cell office:value-type="float" office:value="63423" calcext:value-type="float">
            <text:p>63423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 Figueira de Morisson F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. S. Maxwell, C. Figueira de Morisson Faria and S. V. Popruzhenko. Phys. Rev. A 98, 063423 (2018)</text:p>
          </table:table-cell>
          <table:table-cell office:value-type="string" calcext:value-type="string">
            <text:p>Treating Branch Cuts in Quantum Trajectory Models for Photoelectron Holography</text:p>
          </table:table-cell>
          <table:table-cell office:value-type="string" calcext:value-type="string">
            <text:p>https://journals.aps.org/pra/abstract/10.1103/PhysRevA.98.063423</text:p>
          </table:table-cell>
          <table:table-cell/>
        </table:table-row>
        <table:table-row table:style-name="ro1">
          <table:table-cell table:style-name="ce4" office:value-type="date" office:date-value="2019-10-14" calcext:value-type="date">
            <text:p>2019-10-14</text:p>
          </table:table-cell>
          <table:table-cell office:value-type="string" calcext:value-type="string">
            <text:p>Symphony on Strong Field Approximation</text:p>
          </table:table-cell>
          <table:table-cell office:value-type="string" calcext:value-type="string">
            <text:p>Rep. Prog. Phys. </text:p>
          </table:table-cell>
          <table:table-cell office:value-type="float" office:value="82" calcext:value-type="float">
            <text:p>82</text:p>
          </table:table-cell>
          <table:table-cell office:value-type="float" office:value="116001" calcext:value-type="float">
            <text:p>1160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. Amin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. Amini, [et al. including A. S. Maxwell]. Rep. Prog. Phys. 82 116001 (2019)</text:p>
          </table:table-cell>
          <table:table-cell office:value-type="string" calcext:value-type="string">
            <text:p>Symphony on Strong Field Approximation</text:p>
          </table:table-cell>
          <table:table-cell office:value-type="string" calcext:value-type="string">
            <text:p>https://iopscience.iop.org/article/10.1088/1361-6633/ab2bb1/meta</text:p>
          </table:table-cell>
          <table:table-cell/>
        </table:table-row>
        <table:table-row table:style-name="ro1">
          <table:table-cell table:style-name="ce4" office:value-type="date" office:date-value="2020-01-01" calcext:value-type="date">
            <text:p>2020-01-01</text:p>
          </table:table-cell>
          <table:table-cell office:value-type="string" calcext:value-type="string">
            <text:p>Polarisation Effects in Above-Threshold Ionisation of Excited Helium</text:p>
          </table:table-cell>
          <table:table-cell office:value-type="string" calcext:value-type="string">
            <text:p>J. Phys. Conf. Ser.</text:p>
          </table:table-cell>
          <table:table-cell office:value-type="float" office:value="1412" calcext:value-type="float">
            <text:p>1412</text:p>
          </table:table-cell>
          <table:table-cell office:value-type="float" office:value="72021" calcext:value-type="float">
            <text:p>7202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. C. Bra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. C. Bray et al. 2020 J. Phys.: Conf. Ser. 1412 072021</text:p>
          </table:table-cell>
          <table:table-cell office:value-type="string" calcext:value-type="string">
            <text:p>Polarisation Effects in Above-Threshold Ionisation of Excited Helium</text:p>
          </table:table-cell>
          <table:table-cell office:value-type="string" calcext:value-type="string">
            <text:p>https://iopscience.iop.org/article/10.1088/1742-6596/1412/7/072021/meta</text:p>
          </table:table-cell>
          <table:table-cell/>
        </table:table-row>
        <table:table-row table:style-name="ro1">
          <table:table-cell table:style-name="ce4" office:value-type="date" office:date-value="2020-01-01" calcext:value-type="date">
            <text:p>2020-01-01</text:p>
          </table:table-cell>
          <table:table-cell office:value-type="string" calcext:value-type="string">
            <text:p>Spiral-like Structure: Unwinding Holographic Interference</text:p>
          </table:table-cell>
          <table:table-cell office:value-type="string" calcext:value-type="string">
            <text:p>J. Phys. Conf. Ser.</text:p>
          </table:table-cell>
          <table:table-cell office:value-type="float" office:value="1412" calcext:value-type="float">
            <text:p>1412</text:p>
          </table:table-cell>
          <table:table-cell office:value-type="float" office:value="72011" calcext:value-type="float">
            <text:p>7201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. Y. 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. S. Maxwell et al. J. Phys.: Conf. Ser. 1412, 072011</text:p>
          </table:table-cell>
          <table:table-cell office:value-type="string" calcext:value-type="string">
            <text:p>Spiral-like Structure: Unwinding Holographic Interference</text:p>
          </table:table-cell>
          <table:table-cell office:value-type="string" calcext:value-type="string">
            <text:p>https://iopscience.iop.org/article/10.1088/1742-6596/1412/7/072011/meta</text:p>
          </table:table-cell>
          <table:table-cell/>
        </table:table-row>
        <table:table-row table:style-name="ro1">
          <table:table-cell table:style-name="ce4" office:value-type="date" office:date-value="2020-01-28" calcext:value-type="date">
            <text:p>2020-01-28</text:p>
          </table:table-cell>
          <table:table-cell office:value-type="string" calcext:value-type="string">
            <text:p>It is all about phases: ultrafast holographic photoelectron imaging</text:p>
          </table:table-cell>
          <table:table-cell office:value-type="string" calcext:value-type="string">
            <text:p>Rep. Prog. Phys. </text:p>
          </table:table-cell>
          <table:table-cell office:value-type="float" office:value="83" calcext:value-type="float">
            <text:p>83</text:p>
          </table:table-cell>
          <table:table-cell office:value-type="float" office:value="34401" calcext:value-type="float">
            <text:p>3440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. Figueira de Morisson Faria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C. Figueira de Morisson Faria and A. S. Maxwell. Rep. Prog. in Phys. 83, 034401 (2020)</text:p>
          </table:table-cell>
          <table:table-cell office:value-type="string" calcext:value-type="string">
            <text:p>It is all about phases: ultrafast holographic photoelectron imaging</text:p>
          </table:table-cell>
          <table:table-cell office:value-type="string" calcext:value-type="string">
            <text:p>https://iopscience.iop.org/article/10.1088/1361-6633/ab5c91/meta</text:p>
          </table:table-cell>
          <table:table-cell/>
        </table:table-row>
        <table:table-row table:style-name="ro1">
          <table:table-cell table:style-name="ce4" office:value-type="date" office:date-value="2020-07-20" calcext:value-type="date">
            <text:p>2020-07-20</text:p>
          </table:table-cell>
          <table:table-cell office:value-type="string" calcext:value-type="string">
            <text:p>Holographic detection of parity in atomic and molecular orbitals</text:p>
          </table:table-cell>
          <table:table-cell office:value-type="string" calcext:value-type="string">
            <text:p>Phys. Rev. A</text:p>
          </table:table-cell>
          <table:table-cell office:value-type="float" office:value="102" calcext:value-type="float">
            <text:p>102</text:p>
          </table:table-cell>
          <table:table-cell office:value-type="float" office:value="13109" calcext:value-type="float">
            <text:p>1310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. P. Ka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. P. Kang, A. S. Maxwell et al. Holographic detection of parity in atomic and molecular orbitals Phys. Rev. A 102, 13109 (2020)</text:p>
          </table:table-cell>
          <table:table-cell office:value-type="string" calcext:value-type="string">
            <text:p>Holographic detection of parity in atomic and molecular orbitals</text:p>
          </table:table-cell>
          <table:table-cell office:value-type="string" calcext:value-type="string">
            <text:p>https://journals.aps.org/pra/abstract/10.1103/PhysRevA.102.013109</text:p>
          </table:table-cell>
          <table:table-cell/>
        </table:table-row>
        <table:table-row table:style-name="ro1">
          <table:table-cell table:style-name="ce4" office:value-type="date" office:date-value="2020-09-21" calcext:value-type="date">
            <text:p>2020-09-21</text:p>
          </table:table-cell>
          <table:table-cell office:value-type="string" calcext:value-type="string">
            <text:p>Spiral-like Holographic Structures: Unwinding Interference Carpets of Coulomb-Distorted Orbits in Strong-Field Ionization</text:p>
          </table:table-cell>
          <table:table-cell office:value-type="string" calcext:value-type="string">
            <text:p>Phys. Rev. A</text:p>
          </table:table-cell>
          <table:table-cell office:value-type="float" office:value="102" calcext:value-type="float">
            <text:p>102</text:p>
          </table:table-cell>
          <table:table-cell office:value-type="float" office:value="33111" calcext:value-type="float">
            <text:p>3311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. Y. 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. S. Maxwell, X. Y. Lai, R. P. Sun, X. J. Liu, C. Figueira de Morisson Faria Phys. Rev. A 102, 033111 (2020)</text:p>
          </table:table-cell>
          <table:table-cell office:value-type="string" calcext:value-type="string">
            <text:p>Spiral-like Holographic Structures: Unwinding Interference Carpets of Coulomb-Distorted Orbits in Strong-Field Ionization</text:p>
          </table:table-cell>
          <table:table-cell office:value-type="string" calcext:value-type="string">
            <text:p>https://journals.aps.org/pra/abstract/10.1103/PhysRevA.102.033111</text:p>
          </table:table-cell>
          <table:table-cell/>
        </table:table-row>
        <table:table-row table:style-name="ro1">
          <table:table-cell table:style-name="ce4" office:value-type="date" office:date-value="2020-10-21" calcext:value-type="date">
            <text:p>2020-10-21</text:p>
          </table:table-cell>
          <table:table-cell office:value-type="string" calcext:value-type="string">
            <text:p>Circular dichroism in higher-order harmonic generation: Heralding topological phases and transitions in Chern insulators</text:p>
          </table:table-cell>
          <table:table-cell office:value-type="string" calcext:value-type="string">
            <text:p>Phys. Rev. B</text:p>
          </table:table-cell>
          <table:table-cell office:value-type="float" office:value="102" calcext:value-type="float">
            <text:p>102</text:p>
          </table:table-cell>
          <table:table-cell office:value-type="float" office:value="134115" calcext:value-type="float">
            <text:p>13411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. Chacón</text:p>
          </table:table-cell>
          <table:table-cell office:value-type="string" calcext:value-type="string">
            <text:p>D. Ki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. Chacón, D. Kim, W. Zhu, S. P. Kelly, A. Dauphin, E. Pisanty, A. S. Maxwell, A. Picón, M. F. Ciappina, D. E. Kim, C. T., A. Saxena, and M. Lewenstein Phys. Rev. B 102, 134115 (2020)</text:p>
          </table:table-cell>
          <table:table-cell office:value-type="string" calcext:value-type="string">
            <text:p>Circular dichroism in higher-order harmonic generation: Heralding topological phases and transitions in Chern insulators</text:p>
          </table:table-cell>
          <table:table-cell office:value-type="string" calcext:value-type="string">
            <text:p>https://journals.aps.org/prb/abstract/10.1103/PhysRevB.102.134115</text:p>
          </table:table-cell>
          <table:table-cell/>
        </table:table-row>
        <table:table-row table:style-name="ro1">
          <table:table-cell table:style-name="ce4" office:value-type="date" office:date-value="2021-04-28" calcext:value-type="date">
            <text:p>2021-04-28</text:p>
          </table:table-cell>
          <table:table-cell office:value-type="string" calcext:value-type="string">
            <text:p>Quantum Estimation in Strong Fields: in situ ponderomotive sensing</text:p>
          </table:table-cell>
          <table:table-cell office:value-type="string" calcext:value-type="string">
            <text:p>Phys. Rev. A</text:p>
          </table:table-cell>
          <table:table-cell office:value-type="float" office:value="103" calcext:value-type="float">
            <text:p>103</text:p>
          </table:table-cell>
          <table:table-cell office:value-type="float" office:value="43519" calcext:value-type="float">
            <text:p>43519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. Seraf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. S. Maxwell, A. Serafini, S. Bose, C. Figueira de Morisson Faria, Phys. Rev. A 103, 043519 (2021)</text:p>
          </table:table-cell>
          <table:table-cell office:value-type="string" calcext:value-type="string">
            <text:p>Quantum Estimation in Strong Fields: in situ ponderomotive sensing</text:p>
          </table:table-cell>
          <table:table-cell office:value-type="string" calcext:value-type="string">
            <text:p>https://journals.aps.org/pra/abstract/10.1103/PhysRevA.103.043519</text:p>
          </table:table-cell>
          <table:table-cell/>
        </table:table-row>
        <table:table-row table:style-name="ro1">
          <table:table-cell table:style-name="ce4" office:value-type="date" office:date-value="2021-05-27" calcext:value-type="date">
            <text:p>2021-05-27</text:p>
          </table:table-cell>
          <table:table-cell office:value-type="string" calcext:value-type="string">
            <text:p>Manipulating Twisted Electrons in Strong-Field Ionization</text:p>
          </table:table-cell>
          <table:table-cell office:value-type="string" calcext:value-type="string">
            <text:p>Faraday Discussions</text:p>
          </table:table-cell>
          <table:table-cell office:value-type="float" office:value="228" calcext:value-type="float">
            <text:p>228</text:p>
          </table:table-cell>
          <table:table-cell office:value-type="float" office:value="394" calcext:value-type="float">
            <text:p>394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. S. J. Armstr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. S. Maxwell, G. S. J. Armstrong, M. F. Ciappina, E. Pisanty, Y. Kang, A. C. Brown, M. Lewenstein &amp; C. Figueira de Morisson Faria, Faraday Discussions 228, <text:s/>394-412 (2020)</text:p>
          </table:table-cell>
          <table:table-cell office:value-type="string" calcext:value-type="string">
            <text:p>Manipulating Twisted Electrons in Strong-Field Ionization</text:p>
          </table:table-cell>
          <table:table-cell office:value-type="string" calcext:value-type="string">
            <text:p>https://pubs.rsc.org/en/Content/ArticleLanding/2020/FD/D0FD00105H#!divAbstract</text:p>
          </table:table-cell>
          <table:table-cell/>
        </table:table-row>
        <table:table-row table:style-name="ro1">
          <table:table-cell table:style-name="ce4" office:value-type="date" office:date-value="2021-05-28" calcext:value-type="date">
            <text:p>2021-05-28</text:p>
          </table:table-cell>
          <table:table-cell office:value-type="string" calcext:value-type="string">
            <text:p>Principal frequency of an ultrashort laser pulse</text:p>
          </table:table-cell>
          <table:table-cell office:value-type="string" calcext:value-type="string">
            <text:p>Phys. Rev. A</text:p>
          </table:table-cell>
          <table:table-cell office:value-type="float" office:value="103" calcext:value-type="float">
            <text:p>103</text:p>
          </table:table-cell>
          <table:table-cell office:value-type="float" office:value="53124" calcext:value-type="float">
            <text:p>5312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E. <text:s/>G. Ney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. G. Neyra, P. Vaveliuk, E. Pisanty, A. S. Maxwell, M. Lewenstein and M. F. Ciappina, Phys. Rev. A 103, 053124 (2021)</text:p>
          </table:table-cell>
          <table:table-cell office:value-type="string" calcext:value-type="string">
            <text:p>Principal frequency of an ultrashort laser pulse</text:p>
          </table:table-cell>
          <table:table-cell office:value-type="string" calcext:value-type="string">
            <text:p>https://journals.aps.org/pra/abstract/10.1103/PhysRevA.103.053124</text:p>
          </table:table-cell>
          <table:table-cell/>
        </table:table-row>
        <table:table-row table:style-name="ro1">
          <table:table-cell table:style-name="ce4" office:value-type="date" office:date-value="2021-07-09" calcext:value-type="date">
            <text:p>2021-07-09</text:p>
          </table:table-cell>
          <table:table-cell office:value-type="string" calcext:value-type="string">
            <text:p>Conservation laws for Electron Vortices in Strong-Field Ionisation</text:p>
          </table:table-cell>
          <table:table-cell office:value-type="string" calcext:value-type="string">
            <text:p>Eur. Phys. J. D</text:p>
          </table:table-cell>
          <table:table-cell office:value-type="float" office:value="75" calcext:value-type="float">
            <text:p>75</text:p>
          </table:table-cell>
          <table:table-cell office:value-type="float" office:value="199" calcext:value-type="float">
            <text:p>19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Y. Kang</text:p>
          </table:table-cell>
          <table:table-cell office:value-type="string" calcext:value-type="string">
            <text:p>Emilio Pisant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Y. Kang, E. Pisanty, M. Ciappina, M. Lewenstein, C. Figueira de Morisson Faria and A. S Maxwell, Eur. Phys. J. D 75: 199 (2021)</text:p>
          </table:table-cell>
          <table:table-cell office:value-type="string" calcext:value-type="string">
            <text:p>Conservation laws for Electron Vortices in Strong-Field Ionisation</text:p>
          </table:table-cell>
          <table:table-cell office:value-type="string" calcext:value-type="string">
            <text:p>https://epjd.epj.org/articles/epjd/abs/2021/07/10053_2021_Article_214/10053_2021_Article_214.html</text:p>
          </table:table-cell>
          <table:table-cell/>
        </table:table-row>
        <table:table-row table:style-name="ro1">
          <table:table-cell table:style-name="ce4" office:value-type="date" office:date-value="2021-07-19" calcext:value-type="date">
            <text:p>2021-07-19</text:p>
          </table:table-cell>
          <table:table-cell office:value-type="string" calcext:value-type="string">
            <text:p>Dissecting Sub-Cycle Interference in Photoelectron Holography</text:p>
          </table:table-cell>
          <table:table-cell office:value-type="string" calcext:value-type="string">
            <text:p>Phys. Rev. A</text:p>
          </table:table-cell>
          <table:table-cell office:value-type="float" office:value="104" calcext:value-type="float">
            <text:p>104</text:p>
          </table:table-cell>
          <table:table-cell office:value-type="float" office:value="13109" calcext:value-type="float">
            <text:p>1310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. Werb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as Werby, Andrew S. Maxwell, Ruaridh Forbes, Philip H. Bucksbaum and Carla Figueira de Morisson Faria, Phys. Rev. A 104, 013109 (2021)</text:p>
          </table:table-cell>
          <table:table-cell office:value-type="string" calcext:value-type="string">
            <text:p>Dissecting Sub-Cycle Interference in Photoelectron Holography</text:p>
          </table:table-cell>
          <table:table-cell office:value-type="string" calcext:value-type="string">
            <text:p>https://journals.aps.org/pra/abstract/10.1103/PhysRevA.104.013109</text:p>
          </table:table-cell>
          <table:table-cell/>
        </table:table-row>
        <table:table-row table:style-name="ro1">
          <table:table-cell table:style-name="ce4" office:value-type="date" office:date-value="2021-07-20" calcext:value-type="date">
            <text:p>2021-07-20</text:p>
          </table:table-cell>
          <table:table-cell office:value-type="string" calcext:value-type="string">
            <text:p>Dialogue on analytical and ab initio methods in attoscience</text:p>
          </table:table-cell>
          <table:table-cell office:value-type="string" calcext:value-type="string">
            <text:p>Eur. Phys. J. D</text:p>
          </table:table-cell>
          <table:table-cell office:value-type="float" office:value="75" calcext:value-type="float">
            <text:p>75</text:p>
          </table:table-cell>
          <table:table-cell office:value-type="float" office:value="209" calcext:value-type="float">
            <text:p>20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. S. J. Armstrong</text:p>
          </table:table-cell>
          <table:table-cell office:value-type="string" calcext:value-type="string">
            <text:p>M. A. Khokhlo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. S. J. Armstrong, M. A. Khokhlova, M. Labeye, A. S. Maxwell, E. Pisanty and M. Ruberti, Eur. Phys. J. D 75: 209 (2021)</text:p>
          </table:table-cell>
          <table:table-cell office:value-type="string" calcext:value-type="string">
            <text:p>Dialogue on analytical and ab initio methods in attoscience</text:p>
          </table:table-cell>
          <table:table-cell office:value-type="string" calcext:value-type="string">
            <text:p>https://epjd.epj.org/articles/epjd/abs/2021/07/10053_2021_Article_207/10053_2021_Article_207.html</text:p>
          </table:table-cell>
          <table:table-cell/>
        </table:table-row>
        <table:table-row table:style-name="ro1">
          <table:table-cell table:style-name="ce4" office:value-type="date" office:date-value="2021-11-15" calcext:value-type="date">
            <text:p>2021-11-15</text:p>
          </table:table-cell>
          <table:table-cell office:value-type="string" calcext:value-type="string">
            <text:p>Polarization in Strong-Field Ionization of Excited Helium</text:p>
          </table:table-cell>
          <table:table-cell office:value-type="string" calcext:value-type="string">
            <text:p>J. Phys. B: At. Mol. Opt. Phys.</text:p>
          </table:table-cell>
          <table:table-cell office:value-type="float" office:value="54" calcext:value-type="float">
            <text:p>54</text:p>
          </table:table-cell>
          <table:table-cell office:value-type="float" office:value="194002" calcext:value-type="float">
            <text:p>19400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. C. Bra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. C. Bray, A. S. Maxwell, Y. Kissin, M. Ruberti, M. F. Ciappina, V. Averbukh and C. Figueira De Morisson Faria, J. Phys. B: At. Mol. Opt. Phys. 54 194002 (2021)</text:p>
          </table:table-cell>
          <table:table-cell office:value-type="string" calcext:value-type="string">
            <text:p>Polarization in Strong-Field Ionization of Excited Helium</text:p>
          </table:table-cell>
          <table:table-cell office:value-type="string" calcext:value-type="string">
            <text:p>https://iopscience.iop.org/article/10.1088/1361-6455/ac2e4a</text:p>
          </table:table-cell>
          <table:table-cell/>
        </table:table-row>
        <table:table-row table:style-name="ro1">
          <table:table-cell table:style-name="ce4" office:value-type="date" office:date-value="2022-03-22" calcext:value-type="date">
            <text:p>2022-03-22</text:p>
          </table:table-cell>
          <table:table-cell office:value-type="string" calcext:value-type="string">
            <text:p>Strong laser fields and their power to generate controllable high-photon-number coherent-state superpositions</text:p>
          </table:table-cell>
          <table:table-cell office:value-type="string" calcext:value-type="string">
            <text:p>Phys. Rev. A</text:p>
          </table:table-cell>
          <table:table-cell office:value-type="float" office:value="105" calcext:value-type="float">
            <text:p>105</text:p>
          </table:table-cell>
          <table:table-cell office:value-type="float" office:value="33714" calcext:value-type="float">
            <text:p>3371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J. Rivera-Dean</text:p>
          </table:table-cell>
          <table:table-cell office:value-type="string" calcext:value-type="string">
            <text:p>Th. Lampro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. Rivera-Dean, Th. Lamprou, E. Pisanty, P. Stammer, A. F. Ordóñez, A. S. Maxwell, M. F. Ciappina, M. Lewenstein, and P. Tzallas Phys. Rev. A 105, 033714 (2022)</text:p>
          </table:table-cell>
          <table:table-cell office:value-type="string" calcext:value-type="string">
            <text:p>Strong laser fields and their power to generate controllable high-photon-number coherent-state superpositions</text:p>
          </table:table-cell>
          <table:table-cell office:value-type="string" calcext:value-type="string">
            <text:p>https://journals.aps.org/pra/abstract/10.1103/PhysRevA.105.033714</text:p>
          </table:table-cell>
          <table:table-cell/>
        </table:table-row>
        <table:table-row table:style-name="ro1">
          <table:table-cell table:style-name="ce4" office:value-type="date" office:date-value="2022-05-15" calcext:value-type="date">
            <text:p>2022-05-15</text:p>
          </table:table-cell>
          <table:table-cell office:value-type="string" calcext:value-type="string">
            <text:p>Probing two-path electron quantum interference in strong-field ionization with time-correlation filtering</text:p>
          </table:table-cell>
          <table:table-cell office:value-type="string" calcext:value-type="string">
            <text:p>Phys. Rev. A</text:p>
          </table:table-cell>
          <table:table-cell office:value-type="float" office:value="106" calcext:value-type="float">
            <text:p>106</text:p>
          </table:table-cell>
          <table:table-cell office:value-type="float" office:value="33118" calcext:value-type="float">
            <text:p>3311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. Werb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as Werby, Andrew S. Maxwell, Ruaridh Forbes, Carla Figueira de Morisson Faria, Philip H. Bucksbaum Phys. Rev. A 106, 033118 <text:s/>(2022)</text:p>
          </table:table-cell>
          <table:table-cell office:value-type="string" calcext:value-type="string">
            <text:p>Time Correlation Filtering Reveals Two-Path Electron Quantum Interference in Strong-Field Ionization</text:p>
          </table:table-cell>
          <table:table-cell office:value-type="string" calcext:value-type="string">
            <text:p>https://journals.aps.org/pra/abstract/10.1103/PhysRevA.106.033118</text:p>
          </table:table-cell>
          <table:table-cell/>
        </table:table-row>
        <table:table-row table:style-name="ro1">
          <table:table-cell table:style-name="ce4" office:value-type="date" office:date-value="2022-08-10" calcext:value-type="date">
            <text:p>2022-08-10</text:p>
          </table:table-cell>
          <table:table-cell office:value-type="string" calcext:value-type="string">
            <text:p>Entanglement of Orbital Angular Momentum in Non-Sequential Double Ionization</text:p>
          </table:table-cell>
          <table:table-cell office:value-type="string" calcext:value-type="string">
            <text:p>Nat. Commun.</text:p>
          </table:table-cell>
          <table:table-cell office:value-type="float" office:value="13" calcext:value-type="float">
            <text:p>13</text:p>
          </table:table-cell>
          <table:table-cell office:value-type="float" office:value="4706" calcext:value-type="float">
            <text:p>4706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rs Bojer Mad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. S. Maxwell, L. B. Madsen and M. Lewenstein, Nat. Commun. 13, 4706 (2022).</text:p>
          </table:table-cell>
          <table:table-cell office:value-type="string" calcext:value-type="string">
            <text:p>Entanglement of Orbital Angular Momentum in Non-Sequential Double Ionization</text:p>
          </table:table-cell>
          <table:table-cell office:value-type="string" calcext:value-type="string">
            <text:p>https://doi.org/10.1038/s41467-022-32128-z </text:p>
          </table:table-cell>
          <table:table-cell/>
        </table:table-row>
        <table:table-row table:style-name="ro1">
          <table:table-cell table:style-name="ce4" office:value-type="date" office:date-value="2022-08-31" calcext:value-type="date">
            <text:p>2022-08-31</text:p>
          </table:table-cell>
          <table:table-cell office:value-type="string" calcext:value-type="string">
            <text:p>Attosecond Physics and Quantum Information Science</text:p>
          </table:table-cell>
          <table:table-cell office:value-type="string" calcext:value-type="string">
            <text:p>arXiv:</text:p>
          </table:table-cell>
          <table:table-cell office:value-type="float" office:value="2208.14769" calcext:value-type="float">
            <text:p>2208.14769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. Lewenstein</text:p>
          </table:table-cell>
          <table:table-cell office:value-type="string" calcext:value-type="string">
            <text:p>N. Baldel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. Lewenstein, N. Baldelli, U. Bhattacharya, J. Biegert, M.F. Ciappina, U. Elu, T. Grass, P.T. Grochowski, A. Johnson, Th. Lamprou, A.S. Maxwell, A. Ordóñez, E. Pisanty, J. Rivera-Dean, P. Stammer, I. Tyulnev, P. Tzallas, arXiv:2208.14769 (2022)</text:p>
          </table:table-cell>
          <table:table-cell office:value-type="string" calcext:value-type="string">
            <text:p>Attosecond Physics and Quantum Information Science</text:p>
          </table:table-cell>
          <table:table-cell office:value-type="string" calcext:value-type="string">
            <text:p>https://arxiv.org/abs/2208.14769</text:p>
          </table:table-cell>
          <table:table-cell/>
        </table:table-row>
        <table:table-row table:style-name="ro1">
          <table:table-cell table:style-name="ce4" office:value-type="date" office:date-value="2022-09-30" calcext:value-type="date">
            <text:p>2022-09-30</text:p>
          </table:table-cell>
          <table:table-cell office:value-type="string" calcext:value-type="string">
            <text:p>Twisted quantum interference in photoelectron holography with elliptically polarized fields</text:p>
          </table:table-cell>
          <table:table-cell office:value-type="string" calcext:value-type="string">
            <text:p>Phys. Rev. A</text:p>
          </table:table-cell>
          <table:table-cell office:value-type="float" office:value="106" calcext:value-type="float">
            <text:p>106</text:p>
          </table:table-cell>
          <table:table-cell office:value-type="float" office:value="43112" calcext:value-type="float">
            <text:p>4311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. Kim</text:p>
          </table:table-cell>
          <table:table-cell office:value-type="string" calcext:value-type="string">
            <text:p>C. Hof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. Kim, C. Hofmann, A. S. Maxwell, and C. Figueira de Morisson Faria, Phys. Rev. A 106, 043112 (2022)</text:p>
          </table:table-cell>
          <table:table-cell office:value-type="string" calcext:value-type="string">
            <text:p>Twisted quantum interference in photoelectron holography with elliptically polarized fields</text:p>
          </table:table-cell>
          <table:table-cell office:value-type="string" calcext:value-type="string">
            <text:p>https://journals.aps.org/pra/abstract/10.1103/PhysRevA.106.043112</text:p>
          </table:table-cell>
          <table:table-cell/>
        </table:table-row>
        <table:table-row table:style-name="ro1">
          <table:table-cell table:style-name="ce4" office:value-type="date" office:date-value="2022-10-31" calcext:value-type="date">
            <text:p>2022-10-31</text:p>
          </table:table-cell>
          <table:table-cell office:value-type="string" calcext:value-type="string">
            <text:p>Quantum optical analysis of high-harmonic generation in solids within a Wannier-Bloch picture</text:p>
          </table:table-cell>
          <table:table-cell office:value-type="string" calcext:value-type="string">
            <text:p>arXiv:</text:p>
          </table:table-cell>
          <table:table-cell office:value-type="float" office:value="2211.00033" calcext:value-type="float">
            <text:p>2211.00033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Javier Rivera-Dean</text:p>
          </table:table-cell>
          <table:table-cell office:value-type="string" calcext:value-type="string">
            <text:p>Philipp Sta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ier Rivera-Dean, Philipp Stammer, Andrew S. Maxwell, Theocharis Lamprou, Andrés F. Ordóñez, Emilio Pisanty, Paraskevas Tzallas, Maciej Lewenstein, Marcelo F. Ciappina, arXiv:2211.00033 (2022)</text:p>
          </table:table-cell>
          <table:table-cell office:value-type="string" calcext:value-type="string">
            <text:p>Quantum optical analysis of high-harmonic generation in solids within a Wannier-Bloch picture</text:p>
          </table:table-cell>
          <table:table-cell office:value-type="string" calcext:value-type="string">
            <text:p>https://arxiv.org/abs/2211.00033</text:p>
          </table:table-cell>
          <table:table-cell/>
        </table:table-row>
        <table:table-row table:style-name="ro1">
          <table:table-cell table:style-name="ce4" office:value-type="date" office:date-value="2022-11-29" calcext:value-type="date">
            <text:p>2022-11-29</text:p>
          </table:table-cell>
          <table:table-cell office:value-type="string" calcext:value-type="string">
            <text:p>Ultrafast Imaging of Molecular Chirality with Photoelectron Vortices </text:p>
          </table:table-cell>
          <table:table-cell office:value-type="string" calcext:value-type="string">
            <text:p>Phys. Rev. Lett.</text:p>
          </table:table-cell>
          <table:table-cell office:value-type="float" office:value="129" calcext:value-type="float">
            <text:p>129</text:p>
          </table:table-cell>
          <table:table-cell office:value-type="float" office:value="233201" calcext:value-type="float">
            <text:p>23320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X. B. Planas</text:p>
          </table:table-cell>
          <table:table-cell office:value-type="string" calcext:value-type="string">
            <text:p>A. Ordóñez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. B. Planas, A. Ordóñez, M. Lewenstein and A. S. Maxwell Phys. Rev. Lett. 129, 233201 (2022)</text:p>
          </table:table-cell>
          <table:table-cell office:value-type="string" calcext:value-type="string">
            <text:p>Ultrafast Imaging of Molecular Chirality with Photoelectron Vortices</text:p>
          </table:table-cell>
          <table:table-cell office:value-type="string" calcext:value-type="string">
            <text:p>https://journals.aps.org/prl/abstract/10.1103/PhysRevLett.129.233201</text:p>
          </table:table-cell>
          <table:table-cell/>
        </table:table-row>
        <table:table-row table:style-name="ro1">
          <table:table-cell table:style-name="ce4" office:value-type="date" office:date-value="2022-12-09" calcext:value-type="date">
            <text:p>2022-12-09</text:p>
          </table:table-cell>
          <table:table-cell office:value-type="string" calcext:value-type="string">
            <text:p>Light-matter entanglement after above-threshold ionization processes in atoms</text:p>
          </table:table-cell>
          <table:table-cell office:value-type="string" calcext:value-type="string">
            <text:p>Phys. Rev. A</text:p>
          </table:table-cell>
          <table:table-cell office:value-type="float" office:value="106" calcext:value-type="float">
            <text:p>106</text:p>
          </table:table-cell>
          <table:table-cell office:value-type="float" office:value="63705" calcext:value-type="float">
            <text:p>63705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Javier Rivera-Dean</text:p>
          </table:table-cell>
          <table:table-cell office:value-type="string" calcext:value-type="string">
            <text:p>Philipp Sta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ier Rivera-Dean, Philipp Stammer, Andrew S. Maxwell, Theocharis Lamprou, Paraskevas Tzallas, Maciej Lewenstein, Marcelo F. Ciappina Phys. Rev. A 106, 063705 (2022)</text:p>
          </table:table-cell>
          <table:table-cell office:value-type="string" calcext:value-type="string">
            <text:p>Light-matter entanglement after above-threshold ionization processes in atoms</text:p>
          </table:table-cell>
          <table:table-cell office:value-type="string" calcext:value-type="string">
            <text:p>https://journals.aps.org/pra/abstract/10.1103/PhysRevA.106.063705</text:p>
          </table:table-cell>
          <table:table-cell/>
        </table:table-row>
        <table:table-row table:style-name="ro1">
          <table:table-cell table:style-name="ce4" office:value-type="date" office:date-value="2023-01-20" calcext:value-type="date">
            <text:p>2023-01-20</text:p>
          </table:table-cell>
          <table:table-cell office:value-type="string" calcext:value-type="string">
            <text:p>Quantum Electrodynamics of Intense Laser-Matter Interactions: A Tool for Quantum State Engineering</text:p>
          </table:table-cell>
          <table:table-cell office:value-type="string" calcext:value-type="string">
            <text:p>Phys. Rev. X Quantum</text:p>
          </table:table-cell>
          <table:table-cell office:value-type="float" office:value="4" calcext:value-type="float">
            <text:p>4</text:p>
          </table:table-cell>
          <table:table-cell office:value-type="float" office:value="10201" calcext:value-type="float">
            <text:p>1020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hilipp Stammer</text:p>
          </table:table-cell>
          <table:table-cell office:value-type="string" calcext:value-type="string">
            <text:p>Javier Rivera-D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ilipp Stammer, Javier Rivera-Dean, Andrew Maxwell, Theocharis Lamprou, Andres Ordóñez, Marcelo F. Ciappina, Paraskevas Tzallas, Maciej Lewenstein, PRX Quantum 4, 010201 (2023)</text:p>
          </table:table-cell>
          <table:table-cell office:value-type="string" calcext:value-type="string">
            <text:p>Quantum Electrodynamics of Intense Laser-Matter Interactions: A Tool for Quantum State Engineering</text:p>
          </table:table-cell>
          <table:table-cell office:value-type="string" calcext:value-type="string">
            <text:p><text:a xlink:href="https://journals.aps.org/prxquantum/abstract/10.1103/PRXQuantum.4.010201" xlink:type="simple">https://journals.aps.org/prxquantum/abstract/10.1103/PRXQuantum.4.010201</text:a></text:p>
          </table:table-cell>
          <table:table-cell/>
        </table:table-row>
        <table:table-row table:style-name="ro1">
          <table:table-cell table:style-name="ce4" office:value-type="date" office:date-value="2023-03-24" calcext:value-type="date">
            <text:p>2023-03-24</text:p>
          </table:table-cell>
          <table:table-cell office:value-type="string" calcext:value-type="string">
            <text:p>Strong laser physics, non-classical light states and quantum information science</text:p>
          </table:table-cell>
          <table:table-cell office:value-type="string" calcext:value-type="string">
            <text:p>arXiv:</text:p>
          </table:table-cell>
          <table:table-cell office:value-type="float" office:value="2302.04692" calcext:value-type="float">
            <text:p>2302.0469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Utso Bhattacharya</text:p>
          </table:table-cell>
          <table:table-cell office:value-type="string" calcext:value-type="string">
            <text:p>Theocharis Lampro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so Bhattacharya, Theocharis Lamprou, Andrew S. Maxwell, Andrés F. Ordóñez, Emilio Pisanty, Javier Rivera-Dean, Philipp Stammer, Marcelo F. Ciappina, Maciej Lewenstein and Paraskevas Tzallas, arXiv:2302.04692 (2023).</text:p>
          </table:table-cell>
          <table:table-cell office:value-type="string" calcext:value-type="string">
            <text:p>Strong laser physics, non-classical light states and quantum information science</text:p>
          </table:table-cell>
          <table:table-cell office:value-type="string" calcext:value-type="string">
            <text:p>https://arxiv.org/abs/2302.04692</text:p>
          </table:table-cell>
          <table:table-cell/>
        </table:table-row>
        <table:table-row table:style-name="ro1">
          <table:table-cell table:style-name="ce4" office:value-type="date" office:date-value="2023-08-24" calcext:value-type="date">
            <text:p>2023-08-24</text:p>
          </table:table-cell>
          <table:table-cell office:value-type="string" calcext:value-type="string">
            <text:p>Femtosecond pulse parameter estimation from photoelectron momenta using machine learning</text:p>
          </table:table-cell>
          <table:table-cell office:value-type="string" calcext:value-type="string">
            <text:p>New J. Phys.</text:p>
          </table:table-cell>
          <table:table-cell office:value-type="string" calcext:value-type="string">
            <text:p>25</text:p>
          </table:table-cell>
          <table:table-cell office:value-type="float" office:value="83039" calcext:value-type="float">
            <text:p>8303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Tomasz Szołdra</text:p>
          </table:table-cell>
          <table:table-cell office:value-type="string" calcext:value-type="string">
            <text:p>Marcelo F. Ciappin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omasz Szołdra, Marcelo F. Ciappina, Nicholas Werby, Philip H. Bucksbaum, Maciej Lewenstein, Jakub Zakrzewski, Andrew S. Maxwell, New J. Phys. 25 083039 (2023).</text:p>
          </table:table-cell>
          <table:table-cell office:value-type="string" calcext:value-type="string">
            <text:p>Femtosecond pulse parameter estimation from photoelectron momenta using machine learning</text:p>
          </table:table-cell>
          <table:table-cell office:value-type="string" calcext:value-type="string">
            <text:p>https://arxiv.org/abs/2303.13940</text:p>
          </table:table-cell>
          <table:table-cell/>
        </table:table-row>
        <table:table-row table:style-name="ro1">
          <table:table-cell table:style-name="ce4" office:value-type="date" office:date-value="2023-08-20" calcext:value-type="date">
            <text:p>2023-08-20</text:p>
          </table:table-cell>
          <table:table-cell office:value-type="string" calcext:value-type="string">
            <text:p>Analog simulation of high harmonic generation in atoms</text:p>
          </table:table-cell>
          <table:table-cell office:value-type="string" calcext:value-type="string">
            <text:p>arXiv:</text:p>
          </table:table-cell>
          <table:table-cell office:value-type="string" calcext:value-type="string">
            <text:p>2308.10223 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Javier Argüello-Luengo</text:p>
          </table:table-cell>
          <table:table-cell office:value-type="string" calcext:value-type="string">
            <text:p>Javier Rivera-D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ier Argüello-Luengo, Javier Rivera-Dean, Philipp Stammer, Andrew S. Maxwell, David M. Weld, Marcelo F. Ciappina, Maciej Lewenstein, <text:s/>arXiv:2308.10223 (2023)</text:p>
          </table:table-cell>
          <table:table-cell office:value-type="string" calcext:value-type="string">
            <text:p>Analog simulation of high harmonic generation in atoms</text:p>
          </table:table-cell>
          <table:table-cell office:value-type="string" calcext:value-type="string">
            <text:p><text:a xlink:href="https://arxiv.org/abs/2308.10223" xlink:type="simple">https://arxiv.org/abs/2308.10223</text:a></text:p>
          </table:table-cell>
          <table:table-cell/>
        </table:table-row>
        <table:table-row table:style-name="ro1">
          <table:table-cell table:style-name="ce4" office:value-type="date" office:date-value="2023-08-29" calcext:value-type="date">
            <text:p>2023-08-29</text:p>
          </table:table-cell>
          <table:table-cell office:value-type="string" calcext:value-type="string">
            <text:p>Relativistic and Spin-Orbit Dynamics at Non-Relativistic Intensities in Strong-Field Ionization</text:p>
          </table:table-cell>
          <table:table-cell office:value-type="string" calcext:value-type="string">
            <text:p>arXiv:</text:p>
          </table:table-cell>
          <table:table-cell office:value-type="string" calcext:value-type="string">
            <text:p>2308.1537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rs Bojer Mad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 S. Maxwell, Lars Bojer Madsen, <text:s/>arXiv:2308.15374 (2023)</text:p>
          </table:table-cell>
          <table:table-cell office:value-type="string" calcext:value-type="string">
            <text:p>Relativistic and Spin-Orbit Dynamics at Non-Relativistic Intensities in Strong-Field Ionization</text:p>
          </table:table-cell>
          <table:table-cell office:value-type="string" calcext:value-type="string">
            <text:p><text:a xlink:href="https://arxiv.org/abs/2308.15374" xlink:type="simple">https://arxiv.org/abs/2308.15374</text:a></text:p>
          </table:table-cell>
          <table:table-cell/>
        </table:table-row>
        <table:table-row table:style-name="ro1">
          <table:table-cell table:style-name="ce4" office:value-type="date" office:date-value="2023-05-23" calcext:value-type="date">
            <text:p>2023-05-23</text:p>
          </table:table-cell>
          <table:table-cell office:value-type="string" calcext:value-type="string">
            <text:p>Forward and hybrid path-integral methods in photoelectron holography: sub-barrier corrections, initial sampling and momentum mapping </text:p>
          </table:table-cell>
          <table:table-cell office:value-type="string" calcext:value-type="string">
            <text:p>arXiv:</text:p>
          </table:table-cell>
          <table:table-cell office:value-type="string" calcext:value-type="string">
            <text:p>2305.14501 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L. Cruz Rodriguez</text:p>
          </table:table-cell>
          <table:table-cell office:value-type="string" calcext:value-type="string">
            <text:p>T. Ro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. Cruz Rodriguez, T. Rook, B. B. Augstein, A. S. Maxwell, C. Figueira de Morisson Faria, arXiv:2305.14501 (2023)</text:p>
          </table:table-cell>
          <table:table-cell office:value-type="string" calcext:value-type="string">
            <text:p>Forward and hybrid path-integral methods in photoelectron holography: sub-barrier corrections, initial sampling and momentum mapping</text:p>
          </table:table-cell>
          <table:table-cell office:value-type="string" calcext:value-type="string">
            <text:p><text:a xlink:href="https://arxiv.org/abs/2305.14501" xlink:type="simple">https://arxiv.org/abs/2305.14501</text:a></text:p>
          </table:table-cell>
          <table:table-cell/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1" table:target-range-address="publications.A1:publications.M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30T16:45:37.553478316</dc:date>
    <meta:editing-duration>P2DT4H13M27S</meta:editing-duration>
    <meta:editing-cycles>19</meta:editing-cycles>
    <meta:generator>LibreOffice/7.3.7.2$Linux_X86_64 LibreOffice_project/30$Build-2</meta:generator>
    <meta:document-statistic meta:table-count="2" meta:cell-count="662" meta:object-count="0"/>
  </office:meta>
</office:document-meta>
</file>